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ro1" style:family="table-row">
      <style:table-row-properties style:row-height="33.7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>
      <style:table-cell-properties fo:background-color="transparent"/>
      <style:map style:condition="cell-content()=MIN([.F2:.F4])" style:apply-style-name="Untitled1" style:base-cell-address="kernelpop.F2"/>
    </style:style>
    <style:style style:name="ce12" style:family="table-cell" style:parent-style-name="Default">
      <style:map style:condition="cell-content()=MIN([.F2:.F4])" style:apply-style-name="Untitled1" style:base-cell-address="Spectre.F2"/>
    </style:style>
    <style:style style:name="ce13" style:family="table-cell" style:parent-style-name="Default">
      <style:table-cell-properties fo:background-color="transparent"/>
      <style:map style:condition="cell-content()=MIN([.F2:.F4])" style:apply-style-name="Untitled1" style:base-cell-address="Spectre.F2"/>
    </style:style>
    <style:style style:name="ce14" style:family="table-cell" style:parent-style-name="Default">
      <style:map style:condition="cell-content()=MIN([.F8:.F10])" style:apply-style-name="Untitled1" style:base-cell-address="Spectre.F8"/>
    </style:style>
    <style:style style:name="ce15" style:family="table-cell" style:parent-style-name="Default">
      <style:table-cell-properties fo:background-color="transparent"/>
      <style:map style:condition="cell-content()=MIN([.F8:.F10])" style:apply-style-name="Untitled1" style:base-cell-address="Spectre.F8"/>
    </style:style>
    <style:style style:name="ce16" style:family="table-cell" style:parent-style-name="Default">
      <style:map style:condition="cell-content()=MIN([.F14:.F16])" style:apply-style-name="Untitled1" style:base-cell-address="Spectre.F14"/>
    </style:style>
    <style:style style:name="ce17" style:family="table-cell" style:parent-style-name="Default">
      <style:table-cell-properties fo:background-color="transparent"/>
      <style:map style:condition="cell-content()=MIN([.F14:.F16])" style:apply-style-name="Untitled1" style:base-cell-address="Spectre.F14"/>
    </style:style>
  </office:automatic-styles>
  <office:body>
    <office:spreadsheet>
      <table:calculation-settings table:automatic-find-labels="false"/>
      <table:table table:name="Elf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Docker no container startup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Value</text:p>
          </table:table-cell>
          <table:table-cell table:style-name="ce9" office:value-type="string" calcext:value-type="string">
            <text:p>Absolute Δ</text:p>
          </table:table-cell>
          <table:table-cell table:style-name="ce9" office:value-type="string" calcext:value-type="string">
            <text:p>Relative Δ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.0002" calcext:value-type="float">
            <text:p>0.0002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2">
          <table:table-cell table:number-columns-repeated="2" office:value-type="float" office:value="0.0002" calcext:value-type="float">
            <text:p>0.0002</text:p>
          </table:table-cell>
          <table:table-cell/>
          <table:table-cell office:value-type="string" calcext:value-type="string">
            <text:p>Native</text:p>
          </table:table-cell>
          <table:table-cell table:style-name="ce4" table:formula="of:=AVERAGE([.A2:.A130])" office:value-type="float" office:value="0.0006015503875969" calcext:value-type="float">
            <text:p>0.0006015504</text:p>
          </table:table-cell>
          <table:table-cell table:formula="of:=[.E3]-[.E4]" office:value-type="float" office:value="0.0000503875968992246" calcext:value-type="float">
            <text:p>5.03875968992246E-05</text:p>
          </table:table-cell>
          <table:table-cell table:formula="of:=([.E3]-[.E4])/[.E4]*100" office:value-type="float" office:value="9.14205344585088" calcext:value-type="float">
            <text:p>9.1420534459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.0002" calcext:value-type="float">
            <text:p>0.0002</text:p>
          </table:table-cell>
          <table:table-cell/>
          <table:table-cell office:value-type="string" calcext:value-type="string">
            <text:p>Docker no container startup</text:p>
          </table:table-cell>
          <table:table-cell table:style-name="ce3" table:formula="of:=AVERAGE([.B2:.B130])" office:value-type="float" office:value="0.000551162790697675" calcext:value-type="float">
            <text:p>0.0005511628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3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Value</text:p>
          </table:table-cell>
          <table:table-cell table:number-columns-repeated="1019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string" calcext:value-type="string">
            <text:p>Native</text:p>
          </table:table-cell>
          <table:table-cell table:style-name="ce6" table:formula="of:=[.A2]" office:value-type="float" office:value="0.0002" calcext:value-type="float">
            <text:p>0.0002</text:p>
          </table:table-cell>
          <table:table-cell table:number-columns-repeated="1019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string" calcext:value-type="string">
            <text:p>Docker no container startup</text:p>
          </table:table-cell>
          <table:table-cell table:style-name="ce5" table:formula="of:=[.B2]" office:value-type="float" office:value="0.0002" calcext:value-type="float">
            <text:p>0.0002</text:p>
          </table:table-cell>
          <table:table-cell table:number-columns-repeated="1019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3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/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Value</text:p>
          </table:table-cell>
          <table:table-cell table:number-columns-repeated="1019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string" calcext:value-type="string">
            <text:p>Native</text:p>
          </table:table-cell>
          <table:table-cell table:style-name="ce8" table:formula="of:=[.A130]" office:value-type="float" office:value="0.0057" calcext:value-type="float">
            <text:p>0.0057</text:p>
          </table:table-cell>
          <table:table-cell table:number-columns-repeated="1019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string" calcext:value-type="string">
            <text:p>Docker no container startup</text:p>
          </table:table-cell>
          <table:table-cell table:style-name="ce8" table:formula="of:=[.B130]" office:value-type="float" office:value="0.0053" calcext:value-type="float">
            <text:p>0.0053</text:p>
          </table:table-cell>
          <table:table-cell table:number-columns-repeated="1019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5" calcext:value-type="float">
            <text:p>0.0005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5" calcext:value-type="float">
            <text:p>0.0005</text:p>
          </table:table-cell>
          <table:table-cell table:number-columns-repeated="1022"/>
        </table:table-row>
        <table:table-row table:style-name="ro2"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table:number-columns-repeated="1022"/>
        </table:table-row>
        <table:table-row table:style-name="ro2"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table:number-columns-repeated="1022"/>
        </table:table-row>
        <table:table-row table:style-name="ro2"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table:number-columns-repeated="1022"/>
        </table:table-row>
        <table:table-row table:style-name="ro2"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6" calcext:value-type="float">
            <text:p>0.0006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6" calcext:value-type="float">
            <text:p>0.0006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6" calcext:value-type="float">
            <text:p>0.0006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6" calcext:value-type="float">
            <text:p>0.0006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6" calcext:value-type="float">
            <text:p>0.0006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6" calcext:value-type="float">
            <text:p>0.0006</text:p>
          </table:table-cell>
          <table:table-cell table:number-columns-repeated="1022"/>
        </table:table-row>
        <table:table-row table:style-name="ro2"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table:number-columns-repeated="1022"/>
        </table:table-row>
        <table:table-row table:style-name="ro2"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table:number-columns-repeated="1022"/>
        </table:table-row>
        <table:table-row table:style-name="ro2"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table:number-columns-repeated="1022"/>
        </table:table-row>
        <table:table-row table:style-name="ro2"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table:number-columns-repeated="1022"/>
        </table:table-row>
        <table:table-row table:style-name="ro2">
          <table:table-cell office:value-type="float" office:value="0.0008" calcext:value-type="float">
            <text:p>0.0008</text:p>
          </table:table-cell>
          <table:table-cell office:value-type="float" office:value="0.0007" calcext:value-type="float">
            <text:p>0.0007</text:p>
          </table:table-cell>
          <table:table-cell table:number-columns-repeated="1022"/>
        </table:table-row>
        <table:table-row table:style-name="ro2">
          <table:table-cell office:value-type="float" office:value="0.0008" calcext:value-type="float">
            <text:p>0.0008</text:p>
          </table:table-cell>
          <table:table-cell office:value-type="float" office:value="0.0007" calcext:value-type="float">
            <text:p>0.0007</text:p>
          </table:table-cell>
          <table:table-cell table:number-columns-repeated="1022"/>
        </table:table-row>
        <table:table-row table:style-name="ro2">
          <table:table-cell office:value-type="float" office:value="0.0008" calcext:value-type="float">
            <text:p>0.0008</text:p>
          </table:table-cell>
          <table:table-cell office:value-type="float" office:value="0.0007" calcext:value-type="float">
            <text:p>0.0007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8" calcext:value-type="float">
            <text:p>0.0008</text:p>
          </table:table-cell>
          <table:table-cell table:number-columns-repeated="1022"/>
        </table:table-row>
        <table:table-row table:style-name="ro2">
          <table:table-cell office:value-type="float" office:value="0.0009" calcext:value-type="float">
            <text:p>0.0009</text:p>
          </table:table-cell>
          <table:table-cell office:value-type="float" office:value="0.0008" calcext:value-type="float">
            <text:p>0.0008</text:p>
          </table:table-cell>
          <table:table-cell table:number-columns-repeated="1022"/>
        </table:table-row>
        <table:table-row table:style-name="ro2">
          <table:table-cell office:value-type="float" office:value="0.0009" calcext:value-type="float">
            <text:p>0.0009</text:p>
          </table:table-cell>
          <table:table-cell office:value-type="float" office:value="0.0008" calcext:value-type="float">
            <text:p>0.0008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9" calcext:value-type="float">
            <text:p>0.0009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9" calcext:value-type="float">
            <text:p>0.0009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09" calcext:value-type="float">
            <text:p>0.0009</text:p>
          </table:table-cell>
          <table:table-cell table:number-columns-repeated="1022"/>
        </table:table-row>
        <table:table-row table:style-name="ro2"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11" calcext:value-type="float">
            <text:p>0.0011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11" calcext:value-type="float">
            <text:p>0.0011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12" calcext:value-type="float">
            <text:p>0.0012</text:p>
          </table:table-cell>
          <table:table-cell table:number-columns-repeated="1022"/>
        </table:table-row>
        <table:table-row table:style-name="ro2"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table:number-columns-repeated="1022"/>
        </table:table-row>
        <table:table-row table:style-name="ro2"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table:number-columns-repeated="1022"/>
        </table:table-row>
        <table:table-row table:style-name="ro2"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 table:number-columns-repeated="1022"/>
        </table:table-row>
        <table:table-row table:style-name="ro2">
          <table:table-cell office:value-type="float" office:value="0.0015" calcext:value-type="float">
            <text:p>0.0015</text:p>
          </table:table-cell>
          <table:table-cell office:value-type="float" office:value="0.0018" calcext:value-type="float">
            <text:p>0.0018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19" calcext:value-type="float">
            <text:p>0.0019</text:p>
          </table:table-cell>
          <table:table-cell table:number-columns-repeated="1022"/>
        </table:table-row>
        <table:table-row table:style-name="ro2"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.0021" calcext:value-type="float">
            <text:p>0.0021</text:p>
          </table:table-cell>
          <table:table-cell table:number-columns-repeated="1022"/>
        </table:table-row>
        <table:table-row table:style-name="ro2">
          <table:table-cell office:value-type="float" office:value="0.0025" calcext:value-type="float">
            <text:p>0.0025</text:p>
          </table:table-cell>
          <table:table-cell office:value-type="float" office:value="0.0024" calcext:value-type="float">
            <text:p>0.0024</text:p>
          </table:table-cell>
          <table:table-cell table:number-columns-repeated="1022"/>
        </table:table-row>
        <table:table-row table:style-name="ro2">
          <table:table-cell office:value-type="float" office:value="0.0032" calcext:value-type="float">
            <text:p>0.0032</text:p>
          </table:table-cell>
          <table:table-cell office:value-type="float" office:value="0.0029" calcext:value-type="float">
            <text:p>0.0029</text:p>
          </table:table-cell>
          <table:table-cell table:number-columns-repeated="1022"/>
        </table:table-row>
        <table:table-row table:style-name="ro2">
          <table:table-cell office:value-type="float" office:value="0.0057" calcext:value-type="float">
            <text:p>0.0057</text:p>
          </table:table-cell>
          <table:table-cell office:value-type="float" office:value="0.0053" calcext:value-type="float">
            <text:p>0.0053</text:p>
          </table:table-cell>
          <table:table-cell table:number-columns-repeated="1022"/>
        </table:table-row>
        <calcext:conditional-formats>
          <calcext:conditional-format calcext:target-range-address="Elf.E2:Elf.E4">
            <calcext:condition calcext:apply-style-name="Untitled1" calcext:value="=MIN([.E2:.E4])" calcext:base-cell-address="Elf.E2"/>
          </calcext:conditional-format>
          <calcext:conditional-format calcext:target-range-address="Elf.E8:Elf.E10">
            <calcext:condition calcext:apply-style-name="Untitled1" calcext:value="=MIN([.E8:.E10])" calcext:base-cell-address="Elf.E8"/>
          </calcext:conditional-format>
          <calcext:conditional-format calcext:target-range-address="Elf.E14:Elf.E16">
            <calcext:condition calcext:apply-style-name="Untitled1" calcext:value="=MIN([.E14:.E16])" calcext:base-cell-address="Elf.E14"/>
          </calcext:conditional-format>
        </calcext:conditional-formats>
      </table:table>
      <table:table table:name="ASLR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Docker no container startup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Value</text:p>
          </table:table-cell>
          <table:table-cell table:style-name="ce9" office:value-type="string" calcext:value-type="string">
            <text:p>Absolute Δ</text:p>
          </table:table-cell>
          <table:table-cell table:style-name="ce9" office:value-type="string" calcext:value-type="string">
            <text:p>Relative Δ</text:p>
          </table:table-cell>
          <table:table-cell table:number-columns-repeated="1017"/>
        </table:table-row>
        <table:table-row table:style-name="ro2">
          <table:table-cell office:value-type="float" office:value="0.0205" calcext:value-type="float">
            <text:p>0.0205</text:p>
          </table:table-cell>
          <table:table-cell office:value-type="float" office:value="0.4479" calcext:value-type="float">
            <text:p>0.4479</text:p>
          </table:table-cell>
          <table:table-cell table:number-columns-repeated="1022"/>
        </table:table-row>
        <table:table-row table:style-name="ro2">
          <table:table-cell office:value-type="float" office:value="0.0224" calcext:value-type="float">
            <text:p>0.0224</text:p>
          </table:table-cell>
          <table:table-cell office:value-type="float" office:value="0.4257" calcext:value-type="float">
            <text:p>0.4257</text:p>
          </table:table-cell>
          <table:table-cell/>
          <table:table-cell office:value-type="string" calcext:value-type="string">
            <text:p>Native</text:p>
          </table:table-cell>
          <table:table-cell table:style-name="ce10" table:formula="of:=AVERAGE([.A2:.A101])" office:value-type="float" office:value="0.030913" calcext:value-type="float">
            <text:p>0.030913</text:p>
          </table:table-cell>
          <table:table-cell table:formula="of:=[.E3]-[.E4]" office:value-type="float" office:value="-0.438347" calcext:value-type="float">
            <text:p>-0.438347</text:p>
          </table:table-cell>
          <table:table-cell table:formula="of:=([.E3]-[.E4])/[.E4]*100" office:value-type="float" office:value="-93.4123939820142" calcext:value-type="float">
            <text:p>-93.412393982</text:p>
          </table:table-cell>
          <table:table-cell table:number-columns-repeated="1017"/>
        </table:table-row>
        <table:table-row table:style-name="ro2">
          <table:table-cell office:value-type="float" office:value="0.0229" calcext:value-type="float">
            <text:p>0.0229</text:p>
          </table:table-cell>
          <table:table-cell office:value-type="float" office:value="0.4687" calcext:value-type="float">
            <text:p>0.4687</text:p>
          </table:table-cell>
          <table:table-cell/>
          <table:table-cell office:value-type="string" calcext:value-type="string">
            <text:p>Docker no container startup</text:p>
          </table:table-cell>
          <table:table-cell table:formula="of:=AVERAGE([.B2:.B201])" office:value-type="float" office:value="0.46926" calcext:value-type="float">
            <text:p>0.46926</text:p>
          </table:table-cell>
          <table:table-cell table:number-columns-repeated="1019"/>
        </table:table-row>
        <table:table-row table:style-name="ro2">
          <table:table-cell office:value-type="float" office:value="0.0231" calcext:value-type="float">
            <text:p>0.0231</text:p>
          </table:table-cell>
          <table:table-cell office:value-type="float" office:value="0.4674" calcext:value-type="float">
            <text:p>0.4674</text:p>
          </table:table-cell>
          <table:table-cell table:number-columns-repeated="1022"/>
        </table:table-row>
        <table:table-row table:style-name="ro2">
          <table:table-cell office:value-type="float" office:value="0.0232" calcext:value-type="float">
            <text:p>0.0232</text:p>
          </table:table-cell>
          <table:table-cell office:value-type="float" office:value="0.5466" calcext:value-type="float">
            <text:p>0.5466</text:p>
          </table:table-cell>
          <table:table-cell table:number-columns-repeated="1022"/>
        </table:table-row>
        <table:table-row table:style-name="ro3">
          <table:table-cell office:value-type="float" office:value="0.0243" calcext:value-type="float">
            <text:p>0.0243</text:p>
          </table:table-cell>
          <table:table-cell office:value-type="float" office:value="0.4761" calcext:value-type="float">
            <text:p>0.4761</text:p>
          </table:table-cell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Value</text:p>
          </table:table-cell>
          <table:table-cell table:number-columns-repeated="1019"/>
        </table:table-row>
        <table:table-row table:style-name="ro2">
          <table:table-cell office:value-type="float" office:value="0.0244" calcext:value-type="float">
            <text:p>0.0244</text:p>
          </table:table-cell>
          <table:table-cell office:value-type="float" office:value="0.4663" calcext:value-type="float">
            <text:p>0.4663</text:p>
          </table:table-cell>
          <table:table-cell table:number-columns-repeated="1022"/>
        </table:table-row>
        <table:table-row table:style-name="ro2">
          <table:table-cell office:value-type="float" office:value="0.0246" calcext:value-type="float">
            <text:p>0.0246</text:p>
          </table:table-cell>
          <table:table-cell office:value-type="float" office:value="0.5301" calcext:value-type="float">
            <text:p>0.5301</text:p>
          </table:table-cell>
          <table:table-cell/>
          <table:table-cell office:value-type="string" calcext:value-type="string">
            <text:p>Native</text:p>
          </table:table-cell>
          <table:table-cell table:style-name="ce10" table:formula="of:=[.A2]" office:value-type="float" office:value="0.0205" calcext:value-type="float">
            <text:p>0.0205</text:p>
          </table:table-cell>
          <table:table-cell table:number-columns-repeated="1019"/>
        </table:table-row>
        <table:table-row table:style-name="ro2">
          <table:table-cell office:value-type="float" office:value="0.0247" calcext:value-type="float">
            <text:p>0.0247</text:p>
          </table:table-cell>
          <table:table-cell office:value-type="float" office:value="0.5554" calcext:value-type="float">
            <text:p>0.5554</text:p>
          </table:table-cell>
          <table:table-cell/>
          <table:table-cell office:value-type="string" calcext:value-type="string">
            <text:p>Docker no container startup</text:p>
          </table:table-cell>
          <table:table-cell table:formula="of:=[.B2]" office:value-type="float" office:value="0.4479" calcext:value-type="float">
            <text:p>0.4479</text:p>
          </table:table-cell>
          <table:table-cell table:number-columns-repeated="1019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4974" calcext:value-type="float">
            <text:p>0.4974</text:p>
          </table:table-cell>
          <table:table-cell table:number-columns-repeated="1022"/>
        </table:table-row>
        <table:table-row table:style-name="ro2">
          <table:table-cell office:value-type="float" office:value="0.0251" calcext:value-type="float">
            <text:p>0.0251</text:p>
          </table:table-cell>
          <table:table-cell office:value-type="float" office:value="0.4284" calcext:value-type="float">
            <text:p>0.4284</text:p>
          </table:table-cell>
          <table:table-cell table:number-columns-repeated="1022"/>
        </table:table-row>
        <table:table-row table:style-name="ro3">
          <table:table-cell office:value-type="float" office:value="0.0251" calcext:value-type="float">
            <text:p>0.0251</text:p>
          </table:table-cell>
          <table:table-cell office:value-type="float" office:value="0.4179" calcext:value-type="float">
            <text:p>0.4179</text:p>
          </table:table-cell>
          <table:table-cell/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Value</text:p>
          </table:table-cell>
          <table:table-cell table:number-columns-repeated="1019"/>
        </table:table-row>
        <table:table-row table:style-name="ro2">
          <table:table-cell office:value-type="float" office:value="0.0253" calcext:value-type="float">
            <text:p>0.0253</text:p>
          </table:table-cell>
          <table:table-cell office:value-type="float" office:value="0.4347" calcext:value-type="float">
            <text:p>0.4347</text:p>
          </table:table-cell>
          <table:table-cell table:number-columns-repeated="1022"/>
        </table:table-row>
        <table:table-row table:style-name="ro2">
          <table:table-cell office:value-type="float" office:value="0.0257" calcext:value-type="float">
            <text:p>0.0257</text:p>
          </table:table-cell>
          <table:table-cell office:value-type="float" office:value="0.495" calcext:value-type="float">
            <text:p>0.495</text:p>
          </table:table-cell>
          <table:table-cell/>
          <table:table-cell office:value-type="string" calcext:value-type="string">
            <text:p>Native</text:p>
          </table:table-cell>
          <table:table-cell table:formula="of:=[.A101]" office:value-type="float" office:value="0.0388" calcext:value-type="float">
            <text:p>0.0388</text:p>
          </table:table-cell>
          <table:table-cell table:number-columns-repeated="1019"/>
        </table:table-row>
        <table:table-row table:style-name="ro2">
          <table:table-cell office:value-type="float" office:value="0.0257" calcext:value-type="float">
            <text:p>0.0257</text:p>
          </table:table-cell>
          <table:table-cell office:value-type="float" office:value="0.4688" calcext:value-type="float">
            <text:p>0.4688</text:p>
          </table:table-cell>
          <table:table-cell/>
          <table:table-cell office:value-type="string" calcext:value-type="string">
            <text:p>Docker no container startup</text:p>
          </table:table-cell>
          <table:table-cell table:style-name="ce10" table:formula="of:=[.B101]" office:value-type="float" office:value="0.4679" calcext:value-type="float">
            <text:p>0.4679</text:p>
          </table:table-cell>
          <table:table-cell table:number-columns-repeated="1019"/>
        </table:table-row>
        <table:table-row table:style-name="ro2">
          <table:table-cell office:value-type="float" office:value="0.0258" calcext:value-type="float">
            <text:p>0.0258</text:p>
          </table:table-cell>
          <table:table-cell office:value-type="float" office:value="0.4745" calcext:value-type="float">
            <text:p>0.4745</text:p>
          </table:table-cell>
          <table:table-cell table:number-columns-repeated="1022"/>
        </table:table-row>
        <table:table-row table:style-name="ro2">
          <table:table-cell office:value-type="float" office:value="0.0259" calcext:value-type="float">
            <text:p>0.0259</text:p>
          </table:table-cell>
          <table:table-cell office:value-type="float" office:value="0.4657" calcext:value-type="float">
            <text:p>0.4657</text:p>
          </table:table-cell>
          <table:table-cell table:number-columns-repeated="1022"/>
        </table:table-row>
        <table:table-row table:style-name="ro2">
          <table:table-cell office:value-type="float" office:value="0.0262" calcext:value-type="float">
            <text:p>0.0262</text:p>
          </table:table-cell>
          <table:table-cell office:value-type="float" office:value="0.4666" calcext:value-type="float">
            <text:p>0.4666</text:p>
          </table:table-cell>
          <table:table-cell table:number-columns-repeated="1022"/>
        </table:table-row>
        <table:table-row table:style-name="ro2">
          <table:table-cell office:value-type="float" office:value="0.0267" calcext:value-type="float">
            <text:p>0.0267</text:p>
          </table:table-cell>
          <table:table-cell office:value-type="float" office:value="0.4568" calcext:value-type="float">
            <text:p>0.4568</text:p>
          </table:table-cell>
          <table:table-cell table:number-columns-repeated="1022"/>
        </table:table-row>
        <table:table-row table:style-name="ro2">
          <table:table-cell office:value-type="float" office:value="0.0268" calcext:value-type="float">
            <text:p>0.0268</text:p>
          </table:table-cell>
          <table:table-cell office:value-type="float" office:value="0.481" calcext:value-type="float">
            <text:p>0.481</text:p>
          </table:table-cell>
          <table:table-cell table:number-columns-repeated="1022"/>
        </table:table-row>
        <table:table-row table:style-name="ro2">
          <table:table-cell office:value-type="float" office:value="0.0269" calcext:value-type="float">
            <text:p>0.0269</text:p>
          </table:table-cell>
          <table:table-cell office:value-type="float" office:value="0.5167" calcext:value-type="float">
            <text:p>0.5167</text:p>
          </table:table-cell>
          <table:table-cell table:number-columns-repeated="1022"/>
        </table:table-row>
        <table:table-row table:style-name="ro2">
          <table:table-cell office:value-type="float" office:value="0.0269" calcext:value-type="float">
            <text:p>0.0269</text:p>
          </table:table-cell>
          <table:table-cell office:value-type="float" office:value="0.514" calcext:value-type="float">
            <text:p>0.514</text:p>
          </table:table-cell>
          <table:table-cell table:number-columns-repeated="1022"/>
        </table:table-row>
        <table:table-row table:style-name="ro2">
          <table:table-cell office:value-type="float" office:value="0.0271" calcext:value-type="float">
            <text:p>0.0271</text:p>
          </table:table-cell>
          <table:table-cell office:value-type="float" office:value="0.4464" calcext:value-type="float">
            <text:p>0.4464</text:p>
          </table:table-cell>
          <table:table-cell table:number-columns-repeated="1022"/>
        </table:table-row>
        <table:table-row table:style-name="ro2">
          <table:table-cell office:value-type="float" office:value="0.0272" calcext:value-type="float">
            <text:p>0.0272</text:p>
          </table:table-cell>
          <table:table-cell office:value-type="float" office:value="0.496" calcext:value-type="float">
            <text:p>0.496</text:p>
          </table:table-cell>
          <table:table-cell table:number-columns-repeated="1022"/>
        </table:table-row>
        <table:table-row table:style-name="ro2">
          <table:table-cell office:value-type="float" office:value="0.0273" calcext:value-type="float">
            <text:p>0.0273</text:p>
          </table:table-cell>
          <table:table-cell office:value-type="float" office:value="0.4347" calcext:value-type="float">
            <text:p>0.4347</text:p>
          </table:table-cell>
          <table:table-cell table:number-columns-repeated="1022"/>
        </table:table-row>
        <table:table-row table:style-name="ro2">
          <table:table-cell office:value-type="float" office:value="0.0276" calcext:value-type="float">
            <text:p>0.0276</text:p>
          </table:table-cell>
          <table:table-cell office:value-type="float" office:value="0.4321" calcext:value-type="float">
            <text:p>0.4321</text:p>
          </table:table-cell>
          <table:table-cell table:number-columns-repeated="1022"/>
        </table:table-row>
        <table:table-row table:style-name="ro2">
          <table:table-cell office:value-type="float" office:value="0.0279" calcext:value-type="float">
            <text:p>0.0279</text:p>
          </table:table-cell>
          <table:table-cell office:value-type="float" office:value="0.5339" calcext:value-type="float">
            <text:p>0.5339</text:p>
          </table:table-cell>
          <table:table-cell table:number-columns-repeated="1022"/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4542" calcext:value-type="float">
            <text:p>0.4542</text:p>
          </table:table-cell>
          <table:table-cell table:number-columns-repeated="1022"/>
        </table:table-row>
        <table:table-row table:style-name="ro2">
          <table:table-cell office:value-type="float" office:value="0.0281" calcext:value-type="float">
            <text:p>0.0281</text:p>
          </table:table-cell>
          <table:table-cell office:value-type="float" office:value="0.5318" calcext:value-type="float">
            <text:p>0.5318</text:p>
          </table:table-cell>
          <table:table-cell table:number-columns-repeated="1022"/>
        </table:table-row>
        <table:table-row table:style-name="ro2">
          <table:table-cell office:value-type="float" office:value="0.0282" calcext:value-type="float">
            <text:p>0.0282</text:p>
          </table:table-cell>
          <table:table-cell office:value-type="float" office:value="0.4313" calcext:value-type="float">
            <text:p>0.4313</text:p>
          </table:table-cell>
          <table:table-cell table:number-columns-repeated="1022"/>
        </table:table-row>
        <table:table-row table:style-name="ro2">
          <table:table-cell office:value-type="float" office:value="0.0284" calcext:value-type="float">
            <text:p>0.0284</text:p>
          </table:table-cell>
          <table:table-cell office:value-type="float" office:value="0.416" calcext:value-type="float">
            <text:p>0.416</text:p>
          </table:table-cell>
          <table:table-cell table:number-columns-repeated="1022"/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4473" calcext:value-type="float">
            <text:p>0.4473</text:p>
          </table:table-cell>
          <table:table-cell table:number-columns-repeated="1022"/>
        </table:table-row>
        <table:table-row table:style-name="ro2">
          <table:table-cell office:value-type="float" office:value="0.0286" calcext:value-type="float">
            <text:p>0.0286</text:p>
          </table:table-cell>
          <table:table-cell office:value-type="float" office:value="0.49" calcext:value-type="float">
            <text:p>0.49</text:p>
          </table:table-cell>
          <table:table-cell table:number-columns-repeated="1022"/>
        </table:table-row>
        <table:table-row table:style-name="ro2">
          <table:table-cell office:value-type="float" office:value="0.0286" calcext:value-type="float">
            <text:p>0.0286</text:p>
          </table:table-cell>
          <table:table-cell office:value-type="float" office:value="0.5012" calcext:value-type="float">
            <text:p>0.5012</text:p>
          </table:table-cell>
          <table:table-cell table:number-columns-repeated="1022"/>
        </table:table-row>
        <table:table-row table:style-name="ro2">
          <table:table-cell office:value-type="float" office:value="0.0287" calcext:value-type="float">
            <text:p>0.0287</text:p>
          </table:table-cell>
          <table:table-cell office:value-type="float" office:value="0.5207" calcext:value-type="float">
            <text:p>0.5207</text:p>
          </table:table-cell>
          <table:table-cell table:number-columns-repeated="1022"/>
        </table:table-row>
        <table:table-row table:style-name="ro2">
          <table:table-cell office:value-type="float" office:value="0.0288" calcext:value-type="float">
            <text:p>0.0288</text:p>
          </table:table-cell>
          <table:table-cell office:value-type="float" office:value="0.417" calcext:value-type="float">
            <text:p>0.417</text:p>
          </table:table-cell>
          <table:table-cell table:number-columns-repeated="1022"/>
        </table:table-row>
        <table:table-row table:style-name="ro2">
          <table:table-cell office:value-type="float" office:value="0.0296" calcext:value-type="float">
            <text:p>0.0296</text:p>
          </table:table-cell>
          <table:table-cell office:value-type="float" office:value="0.4977" calcext:value-type="float">
            <text:p>0.4977</text:p>
          </table:table-cell>
          <table:table-cell table:number-columns-repeated="1022"/>
        </table:table-row>
        <table:table-row table:style-name="ro2">
          <table:table-cell office:value-type="float" office:value="0.0297" calcext:value-type="float">
            <text:p>0.0297</text:p>
          </table:table-cell>
          <table:table-cell office:value-type="float" office:value="0.4522" calcext:value-type="float">
            <text:p>0.4522</text:p>
          </table:table-cell>
          <table:table-cell table:number-columns-repeated="1022"/>
        </table:table-row>
        <table:table-row table:style-name="ro2">
          <table:table-cell office:value-type="float" office:value="0.0297" calcext:value-type="float">
            <text:p>0.0297</text:p>
          </table:table-cell>
          <table:table-cell office:value-type="float" office:value="0.4694" calcext:value-type="float">
            <text:p>0.4694</text:p>
          </table:table-cell>
          <table:table-cell table:number-columns-repeated="1022"/>
        </table:table-row>
        <table:table-row table:style-name="ro2">
          <table:table-cell office:value-type="float" office:value="0.0297" calcext:value-type="float">
            <text:p>0.0297</text:p>
          </table:table-cell>
          <table:table-cell office:value-type="float" office:value="0.5082" calcext:value-type="float">
            <text:p>0.5082</text:p>
          </table:table-cell>
          <table:table-cell table:number-columns-repeated="1022"/>
        </table:table-row>
        <table:table-row table:style-name="ro2">
          <table:table-cell office:value-type="float" office:value="0.0297" calcext:value-type="float">
            <text:p>0.0297</text:p>
          </table:table-cell>
          <table:table-cell office:value-type="float" office:value="0.4809" calcext:value-type="float">
            <text:p>0.4809</text:p>
          </table:table-cell>
          <table:table-cell table:number-columns-repeated="1022"/>
        </table:table-row>
        <table:table-row table:style-name="ro2">
          <table:table-cell office:value-type="float" office:value="0.0298" calcext:value-type="float">
            <text:p>0.0298</text:p>
          </table:table-cell>
          <table:table-cell office:value-type="float" office:value="0.4599" calcext:value-type="float">
            <text:p>0.4599</text:p>
          </table:table-cell>
          <table:table-cell table:number-columns-repeated="1022"/>
        </table:table-row>
        <table:table-row table:style-name="ro2">
          <table:table-cell office:value-type="float" office:value="0.0299" calcext:value-type="float">
            <text:p>0.0299</text:p>
          </table:table-cell>
          <table:table-cell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4131" calcext:value-type="float">
            <text:p>0.4131</text:p>
          </table:table-cell>
          <table:table-cell table:number-columns-repeated="1022"/>
        </table:table-row>
        <table:table-row table:style-name="ro2">
          <table:table-cell office:value-type="float" office:value="0.0301" calcext:value-type="float">
            <text:p>0.0301</text:p>
          </table:table-cell>
          <table:table-cell office:value-type="float" office:value="0.506" calcext:value-type="float">
            <text:p>0.506</text:p>
          </table:table-cell>
          <table:table-cell table:number-columns-repeated="1022"/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4926" calcext:value-type="float">
            <text:p>0.4926</text:p>
          </table:table-cell>
          <table:table-cell table:number-columns-repeated="1022"/>
        </table:table-row>
        <table:table-row table:style-name="ro2">
          <table:table-cell office:value-type="float" office:value="0.0306" calcext:value-type="float">
            <text:p>0.0306</text:p>
          </table:table-cell>
          <table:table-cell office:value-type="float" office:value="0.4351" calcext:value-type="float">
            <text:p>0.4351</text:p>
          </table:table-cell>
          <table:table-cell table:number-columns-repeated="1022"/>
        </table:table-row>
        <table:table-row table:style-name="ro2">
          <table:table-cell office:value-type="float" office:value="0.0311" calcext:value-type="float">
            <text:p>0.0311</text:p>
          </table:table-cell>
          <table:table-cell office:value-type="float" office:value="0.4328" calcext:value-type="float">
            <text:p>0.4328</text:p>
          </table:table-cell>
          <table:table-cell table:number-columns-repeated="1022"/>
        </table:table-row>
        <table:table-row table:style-name="ro2">
          <table:table-cell office:value-type="float" office:value="0.0312" calcext:value-type="float">
            <text:p>0.0312</text:p>
          </table:table-cell>
          <table:table-cell office:value-type="float" office:value="0.4828" calcext:value-type="float">
            <text:p>0.4828</text:p>
          </table:table-cell>
          <table:table-cell table:number-columns-repeated="1022"/>
        </table:table-row>
        <table:table-row table:style-name="ro2">
          <table:table-cell office:value-type="float" office:value="0.0312" calcext:value-type="float">
            <text:p>0.0312</text:p>
          </table:table-cell>
          <table:table-cell office:value-type="float" office:value="0.4316" calcext:value-type="float">
            <text:p>0.4316</text:p>
          </table:table-cell>
          <table:table-cell table:number-columns-repeated="1022"/>
        </table:table-row>
        <table:table-row table:style-name="ro2">
          <table:table-cell office:value-type="float" office:value="0.0313" calcext:value-type="float">
            <text:p>0.0313</text:p>
          </table:table-cell>
          <table:table-cell office:value-type="float" office:value="0.4977" calcext:value-type="float">
            <text:p>0.4977</text:p>
          </table:table-cell>
          <table:table-cell table:number-columns-repeated="1022"/>
        </table:table-row>
        <table:table-row table:style-name="ro2">
          <table:table-cell office:value-type="float" office:value="0.0314" calcext:value-type="float">
            <text:p>0.0314</text:p>
          </table:table-cell>
          <table:table-cell office:value-type="float" office:value="0.5407" calcext:value-type="float">
            <text:p>0.5407</text:p>
          </table:table-cell>
          <table:table-cell table:number-columns-repeated="1022"/>
        </table:table-row>
        <table:table-row table:style-name="ro2">
          <table:table-cell office:value-type="float" office:value="0.0316" calcext:value-type="float">
            <text:p>0.0316</text:p>
          </table:table-cell>
          <table:table-cell office:value-type="float" office:value="0.4903" calcext:value-type="float">
            <text:p>0.4903</text:p>
          </table:table-cell>
          <table:table-cell table:number-columns-repeated="1022"/>
        </table:table-row>
        <table:table-row table:style-name="ro2">
          <table:table-cell office:value-type="float" office:value="0.0317" calcext:value-type="float">
            <text:p>0.0317</text:p>
          </table:table-cell>
          <table:table-cell office:value-type="float" office:value="0.5151" calcext:value-type="float">
            <text:p>0.5151</text:p>
          </table:table-cell>
          <table:table-cell table:number-columns-repeated="1022"/>
        </table:table-row>
        <table:table-row table:style-name="ro2">
          <table:table-cell office:value-type="float" office:value="0.0317" calcext:value-type="float">
            <text:p>0.0317</text:p>
          </table:table-cell>
          <table:table-cell office:value-type="float" office:value="0.4268" calcext:value-type="float">
            <text:p>0.4268</text:p>
          </table:table-cell>
          <table:table-cell table:number-columns-repeated="1022"/>
        </table:table-row>
        <table:table-row table:style-name="ro2">
          <table:table-cell office:value-type="float" office:value="0.0318" calcext:value-type="float">
            <text:p>0.0318</text:p>
          </table:table-cell>
          <table:table-cell office:value-type="float" office:value="0.449" calcext:value-type="float">
            <text:p>0.449</text:p>
          </table:table-cell>
          <table:table-cell table:number-columns-repeated="1022"/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4905" calcext:value-type="float">
            <text:p>0.4905</text:p>
          </table:table-cell>
          <table:table-cell table:number-columns-repeated="1022"/>
        </table:table-row>
        <table:table-row table:style-name="ro2">
          <table:table-cell office:value-type="float" office:value="0.0321" calcext:value-type="float">
            <text:p>0.0321</text:p>
          </table:table-cell>
          <table:table-cell office:value-type="float" office:value="0.4295" calcext:value-type="float">
            <text:p>0.4295</text:p>
          </table:table-cell>
          <table:table-cell table:number-columns-repeated="1022"/>
        </table:table-row>
        <table:table-row table:style-name="ro2">
          <table:table-cell office:value-type="float" office:value="0.0323" calcext:value-type="float">
            <text:p>0.0323</text:p>
          </table:table-cell>
          <table:table-cell office:value-type="float" office:value="0.4119" calcext:value-type="float">
            <text:p>0.4119</text:p>
          </table:table-cell>
          <table:table-cell table:number-columns-repeated="1022"/>
        </table:table-row>
        <table:table-row table:style-name="ro2">
          <table:table-cell office:value-type="float" office:value="0.0323" calcext:value-type="float">
            <text:p>0.0323</text:p>
          </table:table-cell>
          <table:table-cell office:value-type="float" office:value="0.4642" calcext:value-type="float">
            <text:p>0.4642</text:p>
          </table:table-cell>
          <table:table-cell table:number-columns-repeated="1022"/>
        </table:table-row>
        <table:table-row table:style-name="ro2">
          <table:table-cell office:value-type="float" office:value="0.0324" calcext:value-type="float">
            <text:p>0.0324</text:p>
          </table:table-cell>
          <table:table-cell office:value-type="float" office:value="0.4311" calcext:value-type="float">
            <text:p>0.4311</text:p>
          </table:table-cell>
          <table:table-cell table:number-columns-repeated="1022"/>
        </table:table-row>
        <table:table-row table:style-name="ro2">
          <table:table-cell office:value-type="float" office:value="0.0326" calcext:value-type="float">
            <text:p>0.0326</text:p>
          </table:table-cell>
          <table:table-cell office:value-type="float" office:value="0.434" calcext:value-type="float">
            <text:p>0.434</text:p>
          </table:table-cell>
          <table:table-cell table:number-columns-repeated="1022"/>
        </table:table-row>
        <table:table-row table:style-name="ro2">
          <table:table-cell office:value-type="float" office:value="0.0331" calcext:value-type="float">
            <text:p>0.0331</text:p>
          </table:table-cell>
          <table:table-cell office:value-type="float" office:value="0.4481" calcext:value-type="float">
            <text:p>0.4481</text:p>
          </table:table-cell>
          <table:table-cell table:number-columns-repeated="1022"/>
        </table:table-row>
        <table:table-row table:style-name="ro2">
          <table:table-cell office:value-type="float" office:value="0.0331" calcext:value-type="float">
            <text:p>0.0331</text:p>
          </table:table-cell>
          <table:table-cell office:value-type="float" office:value="0.4594" calcext:value-type="float">
            <text:p>0.4594</text:p>
          </table:table-cell>
          <table:table-cell table:number-columns-repeated="1022"/>
        </table:table-row>
        <table:table-row table:style-name="ro2">
          <table:table-cell office:value-type="float" office:value="0.0332" calcext:value-type="float">
            <text:p>0.0332</text:p>
          </table:table-cell>
          <table:table-cell office:value-type="float" office:value="0.4687" calcext:value-type="float">
            <text:p>0.4687</text:p>
          </table:table-cell>
          <table:table-cell table:number-columns-repeated="1022"/>
        </table:table-row>
        <table:table-row table:style-name="ro2">
          <table:table-cell office:value-type="float" office:value="0.0335" calcext:value-type="float">
            <text:p>0.0335</text:p>
          </table:table-cell>
          <table:table-cell office:value-type="float" office:value="0.5209" calcext:value-type="float">
            <text:p>0.5209</text:p>
          </table:table-cell>
          <table:table-cell table:number-columns-repeated="1022"/>
        </table:table-row>
        <table:table-row table:style-name="ro2">
          <table:table-cell office:value-type="float" office:value="0.0336" calcext:value-type="float">
            <text:p>0.0336</text:p>
          </table:table-cell>
          <table:table-cell office:value-type="float" office:value="0.4714" calcext:value-type="float">
            <text:p>0.4714</text:p>
          </table:table-cell>
          <table:table-cell table:number-columns-repeated="1022"/>
        </table:table-row>
        <table:table-row table:style-name="ro2">
          <table:table-cell office:value-type="float" office:value="0.0337" calcext:value-type="float">
            <text:p>0.0337</text:p>
          </table:table-cell>
          <table:table-cell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office:value-type="float" office:value="0.0338" calcext:value-type="float">
            <text:p>0.0338</text:p>
          </table:table-cell>
          <table:table-cell office:value-type="float" office:value="0.4647" calcext:value-type="float">
            <text:p>0.4647</text:p>
          </table:table-cell>
          <table:table-cell table:number-columns-repeated="1022"/>
        </table:table-row>
        <table:table-row table:style-name="ro2">
          <table:table-cell office:value-type="float" office:value="0.0338" calcext:value-type="float">
            <text:p>0.0338</text:p>
          </table:table-cell>
          <table:table-cell office:value-type="float" office:value="0.4857" calcext:value-type="float">
            <text:p>0.4857</text:p>
          </table:table-cell>
          <table:table-cell table:number-columns-repeated="1022"/>
        </table:table-row>
        <table:table-row table:style-name="ro2">
          <table:table-cell office:value-type="float" office:value="0.0338" calcext:value-type="float">
            <text:p>0.0338</text:p>
          </table:table-cell>
          <table:table-cell office:value-type="float" office:value="0.4432" calcext:value-type="float">
            <text:p>0.4432</text:p>
          </table:table-cell>
          <table:table-cell table:number-columns-repeated="1022"/>
        </table:table-row>
        <table:table-row table:style-name="ro2">
          <table:table-cell office:value-type="float" office:value="0.0339" calcext:value-type="float">
            <text:p>0.0339</text:p>
          </table:table-cell>
          <table:table-cell office:value-type="float" office:value="0.4617" calcext:value-type="float">
            <text:p>0.4617</text:p>
          </table:table-cell>
          <table:table-cell table:number-columns-repeated="1022"/>
        </table:table-row>
        <table:table-row table:style-name="ro2">
          <table:table-cell office:value-type="float" office:value="0.0342" calcext:value-type="float">
            <text:p>0.0342</text:p>
          </table:table-cell>
          <table:table-cell office:value-type="float" office:value="0.4347" calcext:value-type="float">
            <text:p>0.4347</text:p>
          </table:table-cell>
          <table:table-cell table:number-columns-repeated="1022"/>
        </table:table-row>
        <table:table-row table:style-name="ro2">
          <table:table-cell office:value-type="float" office:value="0.0343" calcext:value-type="float">
            <text:p>0.0343</text:p>
          </table:table-cell>
          <table:table-cell office:value-type="float" office:value="0.4318" calcext:value-type="float">
            <text:p>0.4318</text:p>
          </table:table-cell>
          <table:table-cell table:number-columns-repeated="1022"/>
        </table:table-row>
        <table:table-row table:style-name="ro2">
          <table:table-cell office:value-type="float" office:value="0.0343" calcext:value-type="float">
            <text:p>0.0343</text:p>
          </table:table-cell>
          <table:table-cell office:value-type="float" office:value="0.4796" calcext:value-type="float">
            <text:p>0.4796</text:p>
          </table:table-cell>
          <table:table-cell table:number-columns-repeated="1022"/>
        </table:table-row>
        <table:table-row table:style-name="ro2">
          <table:table-cell office:value-type="float" office:value="0.0343" calcext:value-type="float">
            <text:p>0.0343</text:p>
          </table:table-cell>
          <table:table-cell office:value-type="float" office:value="0.4272" calcext:value-type="float">
            <text:p>0.4272</text:p>
          </table:table-cell>
          <table:table-cell table:number-columns-repeated="1022"/>
        </table:table-row>
        <table:table-row table:style-name="ro2">
          <table:table-cell office:value-type="float" office:value="0.0344" calcext:value-type="float">
            <text:p>0.0344</text:p>
          </table:table-cell>
          <table:table-cell office:value-type="float" office:value="0.5355" calcext:value-type="float">
            <text:p>0.5355</text:p>
          </table:table-cell>
          <table:table-cell table:number-columns-repeated="1022"/>
        </table:table-row>
        <table:table-row table:style-name="ro2">
          <table:table-cell office:value-type="float" office:value="0.0345" calcext:value-type="float">
            <text:p>0.0345</text:p>
          </table:table-cell>
          <table:table-cell office:value-type="float" office:value="0.444" calcext:value-type="float">
            <text:p>0.444</text:p>
          </table:table-cell>
          <table:table-cell table:number-columns-repeated="1022"/>
        </table:table-row>
        <table:table-row table:style-name="ro2">
          <table:table-cell office:value-type="float" office:value="0.0349" calcext:value-type="float">
            <text:p>0.0349</text:p>
          </table:table-cell>
          <table:table-cell office:value-type="float" office:value="0.4645" calcext:value-type="float">
            <text:p>0.4645</text:p>
          </table:table-cell>
          <table:table-cell table:number-columns-repeated="1022"/>
        </table:table-row>
        <table:table-row table:style-name="ro2">
          <table:table-cell office:value-type="float" office:value="0.0349" calcext:value-type="float">
            <text:p>0.0349</text:p>
          </table:table-cell>
          <table:table-cell office:value-type="float" office:value="0.4672" calcext:value-type="float">
            <text:p>0.4672</text:p>
          </table:table-cell>
          <table:table-cell table:number-columns-repeated="1022"/>
        </table:table-row>
        <table:table-row table:style-name="ro2">
          <table:table-cell office:value-type="float" office:value="0.0351" calcext:value-type="float">
            <text:p>0.0351</text:p>
          </table:table-cell>
          <table:table-cell office:value-type="float" office:value="0.4918" calcext:value-type="float">
            <text:p>0.4918</text:p>
          </table:table-cell>
          <table:table-cell table:number-columns-repeated="1022"/>
        </table:table-row>
        <table:table-row table:style-name="ro2">
          <table:table-cell office:value-type="float" office:value="0.0352" calcext:value-type="float">
            <text:p>0.0352</text:p>
          </table:table-cell>
          <table:table-cell office:value-type="float" office:value="0.4857" calcext:value-type="float">
            <text:p>0.4857</text:p>
          </table:table-cell>
          <table:table-cell table:number-columns-repeated="1022"/>
        </table:table-row>
        <table:table-row table:style-name="ro2">
          <table:table-cell office:value-type="float" office:value="0.0353" calcext:value-type="float">
            <text:p>0.0353</text:p>
          </table:table-cell>
          <table:table-cell office:value-type="float" office:value="0.4263" calcext:value-type="float">
            <text:p>0.4263</text:p>
          </table:table-cell>
          <table:table-cell table:number-columns-repeated="1022"/>
        </table:table-row>
        <table:table-row table:style-name="ro2">
          <table:table-cell office:value-type="float" office:value="0.0354" calcext:value-type="float">
            <text:p>0.0354</text:p>
          </table:table-cell>
          <table:table-cell office:value-type="float" office:value="0.4994" calcext:value-type="float">
            <text:p>0.4994</text:p>
          </table:table-cell>
          <table:table-cell table:number-columns-repeated="1022"/>
        </table:table-row>
        <table:table-row table:style-name="ro2">
          <table:table-cell office:value-type="float" office:value="0.0357" calcext:value-type="float">
            <text:p>0.0357</text:p>
          </table:table-cell>
          <table:table-cell office:value-type="float" office:value="0.4349" calcext:value-type="float">
            <text:p>0.4349</text:p>
          </table:table-cell>
          <table:table-cell table:number-columns-repeated="1022"/>
        </table:table-row>
        <table:table-row table:style-name="ro2">
          <table:table-cell office:value-type="float" office:value="0.0358" calcext:value-type="float">
            <text:p>0.0358</text:p>
          </table:table-cell>
          <table:table-cell office:value-type="float" office:value="0.5367" calcext:value-type="float">
            <text:p>0.5367</text:p>
          </table:table-cell>
          <table:table-cell table:number-columns-repeated="1022"/>
        </table:table-row>
        <table:table-row table:style-name="ro2">
          <table:table-cell office:value-type="float" office:value="0.0358" calcext:value-type="float">
            <text:p>0.0358</text:p>
          </table:table-cell>
          <table:table-cell office:value-type="float" office:value="0.4518" calcext:value-type="float">
            <text:p>0.4518</text:p>
          </table:table-cell>
          <table:table-cell table:number-columns-repeated="1022"/>
        </table:table-row>
        <table:table-row table:style-name="ro2">
          <table:table-cell office:value-type="float" office:value="0.0361" calcext:value-type="float">
            <text:p>0.0361</text:p>
          </table:table-cell>
          <table:table-cell office:value-type="float" office:value="0.4495" calcext:value-type="float">
            <text:p>0.4495</text:p>
          </table:table-cell>
          <table:table-cell table:number-columns-repeated="1022"/>
        </table:table-row>
        <table:table-row table:style-name="ro2">
          <table:table-cell office:value-type="float" office:value="0.0361" calcext:value-type="float">
            <text:p>0.0361</text:p>
          </table:table-cell>
          <table:table-cell office:value-type="float" office:value="0.4308" calcext:value-type="float">
            <text:p>0.4308</text:p>
          </table:table-cell>
          <table:table-cell table:number-columns-repeated="1022"/>
        </table:table-row>
        <table:table-row table:style-name="ro2">
          <table:table-cell office:value-type="float" office:value="0.0365" calcext:value-type="float">
            <text:p>0.0365</text:p>
          </table:table-cell>
          <table:table-cell office:value-type="float" office:value="0.4999" calcext:value-type="float">
            <text:p>0.4999</text:p>
          </table:table-cell>
          <table:table-cell table:number-columns-repeated="1022"/>
        </table:table-row>
        <table:table-row table:style-name="ro2">
          <table:table-cell office:value-type="float" office:value="0.0366" calcext:value-type="float">
            <text:p>0.0366</text:p>
          </table:table-cell>
          <table:table-cell office:value-type="float" office:value="0.4604" calcext:value-type="float">
            <text:p>0.4604</text:p>
          </table:table-cell>
          <table:table-cell table:number-columns-repeated="1022"/>
        </table:table-row>
        <table:table-row table:style-name="ro2">
          <table:table-cell office:value-type="float" office:value="0.0367" calcext:value-type="float">
            <text:p>0.0367</text:p>
          </table:table-cell>
          <table:table-cell office:value-type="float" office:value="0.5273" calcext:value-type="float">
            <text:p>0.5273</text:p>
          </table:table-cell>
          <table:table-cell table:number-columns-repeated="1022"/>
        </table:table-row>
        <table:table-row table:style-name="ro2">
          <table:table-cell office:value-type="float" office:value="0.0368" calcext:value-type="float">
            <text:p>0.0368</text:p>
          </table:table-cell>
          <table:table-cell office:value-type="float" office:value="0.4316" calcext:value-type="float">
            <text:p>0.4316</text:p>
          </table:table-cell>
          <table:table-cell table:number-columns-repeated="1022"/>
        </table:table-row>
        <table:table-row table:style-name="ro2">
          <table:table-cell office:value-type="float" office:value="0.0374" calcext:value-type="float">
            <text:p>0.0374</text:p>
          </table:table-cell>
          <table:table-cell office:value-type="float" office:value="0.4307" calcext:value-type="float">
            <text:p>0.4307</text:p>
          </table:table-cell>
          <table:table-cell table:number-columns-repeated="1022"/>
        </table:table-row>
        <table:table-row table:style-name="ro2">
          <table:table-cell office:value-type="float" office:value="0.0377" calcext:value-type="float">
            <text:p>0.0377</text:p>
          </table:table-cell>
          <table:table-cell office:value-type="float" office:value="0.5025" calcext:value-type="float">
            <text:p>0.5025</text:p>
          </table:table-cell>
          <table:table-cell table:number-columns-repeated="1022"/>
        </table:table-row>
        <table:table-row table:style-name="ro2">
          <table:table-cell office:value-type="float" office:value="0.0378" calcext:value-type="float">
            <text:p>0.0378</text:p>
          </table:table-cell>
          <table:table-cell office:value-type="float" office:value="0.4773" calcext:value-type="float">
            <text:p>0.4773</text:p>
          </table:table-cell>
          <table:table-cell table:number-columns-repeated="1022"/>
        </table:table-row>
        <table:table-row table:style-name="ro2">
          <table:table-cell office:value-type="float" office:value="0.038" calcext:value-type="float">
            <text:p>0.038</text:p>
          </table:table-cell>
          <table:table-cell office:value-type="float" office:value="0.4459" calcext:value-type="float">
            <text:p>0.4459</text:p>
          </table:table-cell>
          <table:table-cell table:number-columns-repeated="1022"/>
        </table:table-row>
        <table:table-row table:style-name="ro2">
          <table:table-cell office:value-type="float" office:value="0.0385" calcext:value-type="float">
            <text:p>0.0385</text:p>
          </table:table-cell>
          <table:table-cell office:value-type="float" office:value="0.4623" calcext:value-type="float">
            <text:p>0.4623</text:p>
          </table:table-cell>
          <table:table-cell table:number-columns-repeated="1022"/>
        </table:table-row>
        <table:table-row table:style-name="ro2">
          <table:table-cell office:value-type="float" office:value="0.0385" calcext:value-type="float">
            <text:p>0.0385</text:p>
          </table:table-cell>
          <table:table-cell office:value-type="float" office:value="0.5098" calcext:value-type="float">
            <text:p>0.5098</text:p>
          </table:table-cell>
          <table:table-cell table:number-columns-repeated="1022"/>
        </table:table-row>
        <table:table-row table:style-name="ro2">
          <table:table-cell office:value-type="float" office:value="0.0388" calcext:value-type="float">
            <text:p>0.0388</text:p>
          </table:table-cell>
          <table:table-cell office:value-type="float" office:value="0.4679" calcext:value-type="float">
            <text:p>0.4679</text:p>
          </table:table-cell>
          <table:table-cell table:number-columns-repeated="1022"/>
        </table:table-row>
      </table:table>
      <table:table table:name="kernelpop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ocker </text:p>
          </table:table-cell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Docker no container startup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office:value-type="float" office:value="1.0731" calcext:value-type="float">
            <text:p>1.0731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1266" calcext:value-type="float">
            <text:p>0.1266</text:p>
          </table:table-cell>
          <table:table-cell/>
          <table:table-cell office:value-type="string" calcext:value-type="string">
            <text:p>Docker</text:p>
          </table:table-cell>
          <table:table-cell table:style-name="ce11" table:formula="of:=AVERAGE([.A2:.A101])" office:value-type="float" office:value="1.559458" calcext:value-type="float">
            <text:p>1.559458</text:p>
          </table:table-cell>
          <table:table-cell table:number-columns-repeated="1018"/>
        </table:table-row>
        <table:table-row table:style-name="ro2">
          <table:table-cell office:value-type="float" office:value="1.3863" calcext:value-type="float">
            <text:p>1.3863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1225" calcext:value-type="float">
            <text:p>0.1225</text:p>
          </table:table-cell>
          <table:table-cell/>
          <table:table-cell office:value-type="string" calcext:value-type="string">
            <text:p>Native</text:p>
          </table:table-cell>
          <table:table-cell table:style-name="ce11" table:formula="of:=AVERAGE([.B2:.B101])" office:value-type="float" office:value="0.112646" calcext:value-type="float">
            <text:p>0.112646</text:p>
          </table:table-cell>
          <table:table-cell table:number-columns-repeated="1018"/>
        </table:table-row>
        <table:table-row table:style-name="ro2">
          <table:table-cell office:value-type="float" office:value="1.4123" calcext:value-type="float">
            <text:p>1.4123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281" calcext:value-type="float">
            <text:p>0.1281</text:p>
          </table:table-cell>
          <table:table-cell/>
          <table:table-cell office:value-type="string" calcext:value-type="string">
            <text:p>Docker no container startup</text:p>
          </table:table-cell>
          <table:table-cell table:style-name="ce11" table:formula="of:=AVERAGE([.C2:.C201])" office:value-type="float" office:value="0.134705" calcext:value-type="float">
            <text:p>0.134705</text:p>
          </table:table-cell>
          <table:table-cell table:number-columns-repeated="1018"/>
        </table:table-row>
        <table:table-row table:style-name="ro2">
          <table:table-cell office:value-type="float" office:value="1.4246" calcext:value-type="float">
            <text:p>1.4246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277" calcext:value-type="float">
            <text:p>0.1277</text:p>
          </table:table-cell>
          <table:table-cell table:number-columns-repeated="1021"/>
        </table:table-row>
        <table:table-row table:style-name="ro2">
          <table:table-cell office:value-type="float" office:value="1.4261" calcext:value-type="float">
            <text:p>1.4261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1293" calcext:value-type="float">
            <text:p>0.1293</text:p>
          </table:table-cell>
          <table:table-cell table:number-columns-repeated="1021"/>
        </table:table-row>
        <table:table-row table:style-name="ro3">
          <table:table-cell office:value-type="float" office:value="1.4277" calcext:value-type="float">
            <text:p>1.4277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1323" calcext:value-type="float">
            <text:p>0.1323</text:p>
          </table:table-cell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office:value-type="float" office:value="1.4319" calcext:value-type="float">
            <text:p>1.4319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296" calcext:value-type="float">
            <text:p>0.1296</text:p>
          </table:table-cell>
          <table:table-cell/>
          <table:table-cell office:value-type="string" calcext:value-type="string">
            <text:p>Docker</text:p>
          </table:table-cell>
          <table:table-cell office:value-type="float" office:value="1.0731" calcext:value-type="float">
            <text:p>1.0731</text:p>
          </table:table-cell>
          <table:table-cell table:number-columns-repeated="1018"/>
        </table:table-row>
        <table:table-row table:style-name="ro2">
          <table:table-cell office:value-type="float" office:value="1.4333" calcext:value-type="float">
            <text:p>1.4333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533" calcext:value-type="float">
            <text:p>0.1533</text:p>
          </table:table-cell>
          <table:table-cell/>
          <table:table-cell office:value-type="string" calcext:value-type="string">
            <text:p>Native</text:p>
          </table:table-cell>
          <table:table-cell table:style-name="ce10" office:value-type="float" office:value="0.0947" calcext:value-type="float">
            <text:p>0.0947</text:p>
          </table:table-cell>
          <table:table-cell table:number-columns-repeated="1018"/>
        </table:table-row>
        <table:table-row table:style-name="ro2">
          <table:table-cell office:value-type="float" office:value="1.4343" calcext:value-type="float">
            <text:p>1.4343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449" calcext:value-type="float">
            <text:p>0.1449</text:p>
          </table:table-cell>
          <table:table-cell/>
          <table:table-cell office:value-type="string" calcext:value-type="string">
            <text:p>Docker no container startup</text:p>
          </table:table-cell>
          <table:table-cell office:value-type="float" office:value="0.1266" calcext:value-type="float">
            <text:p>0.1266</text:p>
          </table:table-cell>
          <table:table-cell table:number-columns-repeated="1018"/>
        </table:table-row>
        <table:table-row table:style-name="ro2">
          <table:table-cell office:value-type="float" office:value="1.4513" calcext:value-type="float">
            <text:p>1.4513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1346" calcext:value-type="float">
            <text:p>0.1346</text:p>
          </table:table-cell>
          <table:table-cell table:number-columns-repeated="1021"/>
        </table:table-row>
        <table:table-row table:style-name="ro2">
          <table:table-cell office:value-type="float" office:value="1.454" calcext:value-type="float">
            <text:p>1.454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278" calcext:value-type="float">
            <text:p>0.1278</text:p>
          </table:table-cell>
          <table:table-cell table:number-columns-repeated="1021"/>
        </table:table-row>
        <table:table-row table:style-name="ro3">
          <table:table-cell office:value-type="float" office:value="1.4606" calcext:value-type="float">
            <text:p>1.4606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396" calcext:value-type="float">
            <text:p>0.1396</text:p>
          </table:table-cell>
          <table:table-cell/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string" calcext:value-type="string">
            <text:p>Docker</text:p>
          </table:table-cell>
          <table:table-cell office:value-type="float" office:value="1.8571" calcext:value-type="float">
            <text:p>1.8571</text:p>
          </table:table-cell>
          <table:table-cell table:number-columns-repeated="1018"/>
        </table:table-row>
        <table:table-row table:style-name="ro2">
          <table:table-cell office:value-type="float" office:value="1.4676" calcext:value-type="float">
            <text:p>1.4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47" calcext:value-type="float">
            <text:p>0.1347</text:p>
          </table:table-cell>
          <table:table-cell/>
          <table:table-cell office:value-type="string" calcext:value-type="string">
            <text:p>Native</text:p>
          </table:table-cell>
          <table:table-cell office:value-type="float" office:value="0.1753" calcext:value-type="float">
            <text:p>0.1753</text:p>
          </table:table-cell>
          <table:table-cell table:number-columns-repeated="1018"/>
        </table:table-row>
        <table:table-row table:style-name="ro2">
          <table:table-cell office:value-type="float" office:value="1.4772" calcext:value-type="float">
            <text:p>1.477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1298" calcext:value-type="float">
            <text:p>0.1298</text:p>
          </table:table-cell>
          <table:table-cell/>
          <table:table-cell office:value-type="string" calcext:value-type="string">
            <text:p>Docker no container startup</text:p>
          </table:table-cell>
          <table:table-cell table:style-name="ce10" office:value-type="float" office:value="0.1398" calcext:value-type="float">
            <text:p>0.1398</text:p>
          </table:table-cell>
          <table:table-cell table:number-columns-repeated="1018"/>
        </table:table-row>
        <table:table-row table:style-name="ro2">
          <table:table-cell office:value-type="float" office:value="1.4808" calcext:value-type="float">
            <text:p>1.4808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1412" calcext:value-type="float">
            <text:p>0.1412</text:p>
          </table:table-cell>
          <table:table-cell table:number-columns-repeated="1021"/>
        </table:table-row>
        <table:table-row table:style-name="ro2">
          <table:table-cell office:value-type="float" office:value="1.4846" calcext:value-type="float">
            <text:p>1.4846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338" calcext:value-type="float">
            <text:p>0.1338</text:p>
          </table:table-cell>
          <table:table-cell table:number-columns-repeated="1021"/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1392" calcext:value-type="float">
            <text:p>0.1392</text:p>
          </table:table-cell>
          <table:table-cell table:number-columns-repeated="1021"/>
        </table:table-row>
        <table:table-row table:style-name="ro2">
          <table:table-cell office:value-type="float" office:value="1.4936" calcext:value-type="float">
            <text:p>1.4936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1389" calcext:value-type="float">
            <text:p>0.1389</text:p>
          </table:table-cell>
          <table:table-cell table:number-columns-repeated="1021"/>
        </table:table-row>
        <table:table-row table:style-name="ro2">
          <table:table-cell office:value-type="float" office:value="1.4984" calcext:value-type="float">
            <text:p>1.4984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43" calcext:value-type="float">
            <text:p>0.143</text:p>
          </table:table-cell>
          <table:table-cell table:number-columns-repeated="1021"/>
        </table:table-row>
        <table:table-row table:style-name="ro2">
          <table:table-cell office:value-type="float" office:value="1.4984" calcext:value-type="float">
            <text:p>1.4984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98" calcext:value-type="float">
            <text:p>0.1398</text:p>
          </table:table-cell>
          <table:table-cell table:number-columns-repeated="1021"/>
        </table:table-row>
        <table:table-row table:style-name="ro2">
          <table:table-cell office:value-type="float" office:value="1.5005" calcext:value-type="float">
            <text:p>1.5005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213" calcext:value-type="float">
            <text:p>0.1213</text:p>
          </table:table-cell>
          <table:table-cell table:number-columns-repeated="1021"/>
        </table:table-row>
        <table:table-row table:style-name="ro2">
          <table:table-cell office:value-type="float" office:value="1.5011" calcext:value-type="float">
            <text:p>1.5011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212" calcext:value-type="float">
            <text:p>0.1212</text:p>
          </table:table-cell>
          <table:table-cell table:number-columns-repeated="1021"/>
        </table:table-row>
        <table:table-row table:style-name="ro2">
          <table:table-cell office:value-type="float" office:value="1.5015" calcext:value-type="float">
            <text:p>1.5015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1362" calcext:value-type="float">
            <text:p>0.1362</text:p>
          </table:table-cell>
          <table:table-cell table:number-columns-repeated="1021"/>
        </table:table-row>
        <table:table-row table:style-name="ro2">
          <table:table-cell office:value-type="float" office:value="1.5016" calcext:value-type="float">
            <text:p>1.501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581" calcext:value-type="float">
            <text:p>0.1581</text:p>
          </table:table-cell>
          <table:table-cell table:number-columns-repeated="1021"/>
        </table:table-row>
        <table:table-row table:style-name="ro2">
          <table:table-cell office:value-type="float" office:value="1.5024" calcext:value-type="float">
            <text:p>1.502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43" calcext:value-type="float">
            <text:p>0.1343</text:p>
          </table:table-cell>
          <table:table-cell table:number-columns-repeated="1021"/>
        </table:table-row>
        <table:table-row table:style-name="ro2">
          <table:table-cell office:value-type="float" office:value="1.5039" calcext:value-type="float">
            <text:p>1.5039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229" calcext:value-type="float">
            <text:p>0.1229</text:p>
          </table:table-cell>
          <table:table-cell table:number-columns-repeated="1021"/>
        </table:table-row>
        <table:table-row table:style-name="ro2">
          <table:table-cell office:value-type="float" office:value="1.5047" calcext:value-type="float">
            <text:p>1.5047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1304" calcext:value-type="float">
            <text:p>0.1304</text:p>
          </table:table-cell>
          <table:table-cell table:number-columns-repeated="1021"/>
        </table:table-row>
        <table:table-row table:style-name="ro2">
          <table:table-cell office:value-type="float" office:value="1.5058" calcext:value-type="float">
            <text:p>1.5058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296" calcext:value-type="float">
            <text:p>0.1296</text:p>
          </table:table-cell>
          <table:table-cell table:number-columns-repeated="1021"/>
        </table:table-row>
        <table:table-row table:style-name="ro2">
          <table:table-cell office:value-type="float" office:value="1.5063" calcext:value-type="float">
            <text:p>1.5063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1327" calcext:value-type="float">
            <text:p>0.1327</text:p>
          </table:table-cell>
          <table:table-cell table:number-columns-repeated="1021"/>
        </table:table-row>
        <table:table-row table:style-name="ro2">
          <table:table-cell office:value-type="float" office:value="1.5063" calcext:value-type="float">
            <text:p>1.5063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1274" calcext:value-type="float">
            <text:p>0.1274</text:p>
          </table:table-cell>
          <table:table-cell table:number-columns-repeated="1021"/>
        </table:table-row>
        <table:table-row table:style-name="ro2">
          <table:table-cell office:value-type="float" office:value="1.507" calcext:value-type="float">
            <text:p>1.507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356" calcext:value-type="float">
            <text:p>0.1356</text:p>
          </table:table-cell>
          <table:table-cell table:number-columns-repeated="1021"/>
        </table:table-row>
        <table:table-row table:style-name="ro2">
          <table:table-cell office:value-type="float" office:value="1.5101" calcext:value-type="float">
            <text:p>1.5101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32" calcext:value-type="float">
            <text:p>0.132</text:p>
          </table:table-cell>
          <table:table-cell table:number-columns-repeated="1021"/>
        </table:table-row>
        <table:table-row table:style-name="ro2">
          <table:table-cell office:value-type="float" office:value="1.5104" calcext:value-type="float">
            <text:p>1.5104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322" calcext:value-type="float">
            <text:p>0.1322</text:p>
          </table:table-cell>
          <table:table-cell table:number-columns-repeated="1021"/>
        </table:table-row>
        <table:table-row table:style-name="ro2">
          <table:table-cell office:value-type="float" office:value="1.5118" calcext:value-type="float">
            <text:p>1.5118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327" calcext:value-type="float">
            <text:p>0.1327</text:p>
          </table:table-cell>
          <table:table-cell table:number-columns-repeated="1021"/>
        </table:table-row>
        <table:table-row table:style-name="ro2">
          <table:table-cell office:value-type="float" office:value="1.5156" calcext:value-type="float">
            <text:p>1.5156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327" calcext:value-type="float">
            <text:p>0.1327</text:p>
          </table:table-cell>
          <table:table-cell table:number-columns-repeated="1021"/>
        </table:table-row>
        <table:table-row table:style-name="ro2">
          <table:table-cell office:value-type="float" office:value="1.5178" calcext:value-type="float">
            <text:p>1.5178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391" calcext:value-type="float">
            <text:p>0.1391</text:p>
          </table:table-cell>
          <table:table-cell table:number-columns-repeated="1021"/>
        </table:table-row>
        <table:table-row table:style-name="ro2">
          <table:table-cell office:value-type="float" office:value="1.5237" calcext:value-type="float">
            <text:p>1.5237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128" calcext:value-type="float">
            <text:p>0.128</text:p>
          </table:table-cell>
          <table:table-cell table:number-columns-repeated="1021"/>
        </table:table-row>
        <table:table-row table:style-name="ro2">
          <table:table-cell office:value-type="float" office:value="1.5251" calcext:value-type="float">
            <text:p>1.5251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1608" calcext:value-type="float">
            <text:p>0.1608</text:p>
          </table:table-cell>
          <table:table-cell table:number-columns-repeated="1021"/>
        </table:table-row>
        <table:table-row table:style-name="ro2">
          <table:table-cell office:value-type="float" office:value="1.5293" calcext:value-type="float">
            <text:p>1.5293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1383" calcext:value-type="float">
            <text:p>0.1383</text:p>
          </table:table-cell>
          <table:table-cell table:number-columns-repeated="1021"/>
        </table:table-row>
        <table:table-row table:style-name="ro2">
          <table:table-cell office:value-type="float" office:value="1.5346" calcext:value-type="float">
            <text:p>1.534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381" calcext:value-type="float">
            <text:p>0.1381</text:p>
          </table:table-cell>
          <table:table-cell table:number-columns-repeated="1021"/>
        </table:table-row>
        <table:table-row table:style-name="ro2">
          <table:table-cell office:value-type="float" office:value="1.5349" calcext:value-type="float">
            <text:p>1.5349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308" calcext:value-type="float">
            <text:p>0.1308</text:p>
          </table:table-cell>
          <table:table-cell table:number-columns-repeated="1021"/>
        </table:table-row>
        <table:table-row table:style-name="ro2">
          <table:table-cell office:value-type="float" office:value="1.538" calcext:value-type="float">
            <text:p>1.538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1439" calcext:value-type="float">
            <text:p>0.1439</text:p>
          </table:table-cell>
          <table:table-cell table:number-columns-repeated="1021"/>
        </table:table-row>
        <table:table-row table:style-name="ro2">
          <table:table-cell office:value-type="float" office:value="1.5384" calcext:value-type="float">
            <text:p>1.5384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377" calcext:value-type="float">
            <text:p>0.1377</text:p>
          </table:table-cell>
          <table:table-cell table:number-columns-repeated="1021"/>
        </table:table-row>
        <table:table-row table:style-name="ro2">
          <table:table-cell office:value-type="float" office:value="1.5389" calcext:value-type="float">
            <text:p>1.5389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347" calcext:value-type="float">
            <text:p>0.1347</text:p>
          </table:table-cell>
          <table:table-cell table:number-columns-repeated="1021"/>
        </table:table-row>
        <table:table-row table:style-name="ro2">
          <table:table-cell office:value-type="float" office:value="1.5416" calcext:value-type="float">
            <text:p>1.541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24" calcext:value-type="float">
            <text:p>0.1324</text:p>
          </table:table-cell>
          <table:table-cell table:number-columns-repeated="1021"/>
        </table:table-row>
        <table:table-row table:style-name="ro2">
          <table:table-cell office:value-type="float" office:value="1.5435" calcext:value-type="float">
            <text:p>1.5435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1288" calcext:value-type="float">
            <text:p>0.1288</text:p>
          </table:table-cell>
          <table:table-cell table:number-columns-repeated="1021"/>
        </table:table-row>
        <table:table-row table:style-name="ro2">
          <table:table-cell office:value-type="float" office:value="1.5472" calcext:value-type="float">
            <text:p>1.5472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29" calcext:value-type="float">
            <text:p>0.129</text:p>
          </table:table-cell>
          <table:table-cell table:number-columns-repeated="1021"/>
        </table:table-row>
        <table:table-row table:style-name="ro2">
          <table:table-cell office:value-type="float" office:value="1.5481" calcext:value-type="float">
            <text:p>1.5481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313" calcext:value-type="float">
            <text:p>0.1313</text:p>
          </table:table-cell>
          <table:table-cell table:number-columns-repeated="1021"/>
        </table:table-row>
        <table:table-row table:style-name="ro2">
          <table:table-cell office:value-type="float" office:value="1.5551" calcext:value-type="float">
            <text:p>1.5551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382" calcext:value-type="float">
            <text:p>0.1382</text:p>
          </table:table-cell>
          <table:table-cell table:number-columns-repeated="1021"/>
        </table:table-row>
        <table:table-row table:style-name="ro2">
          <table:table-cell office:value-type="float" office:value="1.5563" calcext:value-type="float">
            <text:p>1.5563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451" calcext:value-type="float">
            <text:p>0.1451</text:p>
          </table:table-cell>
          <table:table-cell table:number-columns-repeated="1021"/>
        </table:table-row>
        <table:table-row table:style-name="ro2">
          <table:table-cell office:value-type="float" office:value="1.5608" calcext:value-type="float">
            <text:p>1.5608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364" calcext:value-type="float">
            <text:p>0.1364</text:p>
          </table:table-cell>
          <table:table-cell table:number-columns-repeated="1021"/>
        </table:table-row>
        <table:table-row table:style-name="ro2">
          <table:table-cell office:value-type="float" office:value="1.5661" calcext:value-type="float">
            <text:p>1.5661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294" calcext:value-type="float">
            <text:p>0.1294</text:p>
          </table:table-cell>
          <table:table-cell table:number-columns-repeated="1021"/>
        </table:table-row>
        <table:table-row table:style-name="ro2">
          <table:table-cell office:value-type="float" office:value="1.5702" calcext:value-type="float">
            <text:p>1.5702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326" calcext:value-type="float">
            <text:p>0.1326</text:p>
          </table:table-cell>
          <table:table-cell table:number-columns-repeated="1021"/>
        </table:table-row>
        <table:table-row table:style-name="ro2">
          <table:table-cell office:value-type="float" office:value="1.5709" calcext:value-type="float">
            <text:p>1.57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81" calcext:value-type="float">
            <text:p>0.1281</text:p>
          </table:table-cell>
          <table:table-cell table:number-columns-repeated="1021"/>
        </table:table-row>
        <table:table-row table:style-name="ro2">
          <table:table-cell office:value-type="float" office:value="1.573" calcext:value-type="float">
            <text:p>1.57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23" calcext:value-type="float">
            <text:p>0.1323</text:p>
          </table:table-cell>
          <table:table-cell table:number-columns-repeated="1021"/>
        </table:table-row>
        <table:table-row table:style-name="ro2">
          <table:table-cell office:value-type="float" office:value="1.5747" calcext:value-type="float">
            <text:p>1.5747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26" calcext:value-type="float">
            <text:p>0.126</text:p>
          </table:table-cell>
          <table:table-cell table:number-columns-repeated="1021"/>
        </table:table-row>
        <table:table-row table:style-name="ro2">
          <table:table-cell office:value-type="float" office:value="1.5767" calcext:value-type="float">
            <text:p>1.5767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1277" calcext:value-type="float">
            <text:p>0.1277</text:p>
          </table:table-cell>
          <table:table-cell table:number-columns-repeated="1021"/>
        </table:table-row>
        <table:table-row table:style-name="ro2">
          <table:table-cell office:value-type="float" office:value="1.5799" calcext:value-type="float">
            <text:p>1.5799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411" calcext:value-type="float">
            <text:p>0.1411</text:p>
          </table:table-cell>
          <table:table-cell table:number-columns-repeated="1021"/>
        </table:table-row>
        <table:table-row table:style-name="ro2">
          <table:table-cell office:value-type="float" office:value="1.5821" calcext:value-type="float">
            <text:p>1.582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84" calcext:value-type="float">
            <text:p>0.1484</text:p>
          </table:table-cell>
          <table:table-cell table:number-columns-repeated="1021"/>
        </table:table-row>
        <table:table-row table:style-name="ro2">
          <table:table-cell office:value-type="float" office:value="1.5876" calcext:value-type="float">
            <text:p>1.5876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307" calcext:value-type="float">
            <text:p>0.1307</text:p>
          </table:table-cell>
          <table:table-cell table:number-columns-repeated="1021"/>
        </table:table-row>
        <table:table-row table:style-name="ro2">
          <table:table-cell office:value-type="float" office:value="1.5886" calcext:value-type="float">
            <text:p>1.5886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362" calcext:value-type="float">
            <text:p>0.1362</text:p>
          </table:table-cell>
          <table:table-cell table:number-columns-repeated="1021"/>
        </table:table-row>
        <table:table-row table:style-name="ro2">
          <table:table-cell office:value-type="float" office:value="1.5901" calcext:value-type="float">
            <text:p>1.5901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1293" calcext:value-type="float">
            <text:p>0.1293</text:p>
          </table:table-cell>
          <table:table-cell table:number-columns-repeated="1021"/>
        </table:table-row>
        <table:table-row table:style-name="ro2">
          <table:table-cell office:value-type="float" office:value="1.5917" calcext:value-type="float">
            <text:p>1.5917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327" calcext:value-type="float">
            <text:p>0.1327</text:p>
          </table:table-cell>
          <table:table-cell table:number-columns-repeated="1021"/>
        </table:table-row>
        <table:table-row table:style-name="ro2">
          <table:table-cell office:value-type="float" office:value="1.5952" calcext:value-type="float">
            <text:p>1.5952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1288" calcext:value-type="float">
            <text:p>0.1288</text:p>
          </table:table-cell>
          <table:table-cell table:number-columns-repeated="1021"/>
        </table:table-row>
        <table:table-row table:style-name="ro2">
          <table:table-cell office:value-type="float" office:value="1.5998" calcext:value-type="float">
            <text:p>1.5998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427" calcext:value-type="float">
            <text:p>0.1427</text:p>
          </table:table-cell>
          <table:table-cell table:number-columns-repeated="1021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264" calcext:value-type="float">
            <text:p>0.1264</text:p>
          </table:table-cell>
          <table:table-cell table:number-columns-repeated="1021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431" calcext:value-type="float">
            <text:p>0.1431</text:p>
          </table:table-cell>
          <table:table-cell table:number-columns-repeated="1021"/>
        </table:table-row>
        <table:table-row table:style-name="ro2">
          <table:table-cell office:value-type="float" office:value="1.6048" calcext:value-type="float">
            <text:p>1.6048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1323" calcext:value-type="float">
            <text:p>0.1323</text:p>
          </table:table-cell>
          <table:table-cell table:number-columns-repeated="1021"/>
        </table:table-row>
        <table:table-row table:style-name="ro2">
          <table:table-cell office:value-type="float" office:value="1.6093" calcext:value-type="float">
            <text:p>1.6093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1281" calcext:value-type="float">
            <text:p>0.1281</text:p>
          </table:table-cell>
          <table:table-cell table:number-columns-repeated="1021"/>
        </table:table-row>
        <table:table-row table:style-name="ro2">
          <table:table-cell office:value-type="float" office:value="1.6096" calcext:value-type="float">
            <text:p>1.6096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1489" calcext:value-type="float">
            <text:p>0.1489</text:p>
          </table:table-cell>
          <table:table-cell table:number-columns-repeated="1021"/>
        </table:table-row>
        <table:table-row table:style-name="ro2">
          <table:table-cell office:value-type="float" office:value="1.611" calcext:value-type="float">
            <text:p>1.611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421" calcext:value-type="float">
            <text:p>0.1421</text:p>
          </table:table-cell>
          <table:table-cell table:number-columns-repeated="1021"/>
        </table:table-row>
        <table:table-row table:style-name="ro2">
          <table:table-cell office:value-type="float" office:value="1.6111" calcext:value-type="float">
            <text:p>1.6111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422" calcext:value-type="float">
            <text:p>0.1422</text:p>
          </table:table-cell>
          <table:table-cell table:number-columns-repeated="1021"/>
        </table:table-row>
        <table:table-row table:style-name="ro2">
          <table:table-cell office:value-type="float" office:value="1.612" calcext:value-type="float">
            <text:p>1.612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1327" calcext:value-type="float">
            <text:p>0.1327</text:p>
          </table:table-cell>
          <table:table-cell table:number-columns-repeated="1021"/>
        </table:table-row>
        <table:table-row table:style-name="ro2">
          <table:table-cell office:value-type="float" office:value="1.6202" calcext:value-type="float">
            <text:p>1.6202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413" calcext:value-type="float">
            <text:p>0.1413</text:p>
          </table:table-cell>
          <table:table-cell table:number-columns-repeated="1021"/>
        </table:table-row>
        <table:table-row table:style-name="ro2">
          <table:table-cell office:value-type="float" office:value="1.6301" calcext:value-type="float">
            <text:p>1.6301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253" calcext:value-type="float">
            <text:p>0.1253</text:p>
          </table:table-cell>
          <table:table-cell table:number-columns-repeated="1021"/>
        </table:table-row>
        <table:table-row table:style-name="ro2">
          <table:table-cell office:value-type="float" office:value="1.6314" calcext:value-type="float">
            <text:p>1.6314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363" calcext:value-type="float">
            <text:p>0.1363</text:p>
          </table:table-cell>
          <table:table-cell table:number-columns-repeated="1021"/>
        </table:table-row>
        <table:table-row table:style-name="ro2">
          <table:table-cell office:value-type="float" office:value="1.6344" calcext:value-type="float">
            <text:p>1.6344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334" calcext:value-type="float">
            <text:p>0.1334</text:p>
          </table:table-cell>
          <table:table-cell table:number-columns-repeated="1021"/>
        </table:table-row>
        <table:table-row table:style-name="ro2">
          <table:table-cell office:value-type="float" office:value="1.6359" calcext:value-type="float">
            <text:p>1.6359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1466" calcext:value-type="float">
            <text:p>0.1466</text:p>
          </table:table-cell>
          <table:table-cell table:number-columns-repeated="1021"/>
        </table:table-row>
        <table:table-row table:style-name="ro2">
          <table:table-cell office:value-type="float" office:value="1.6418" calcext:value-type="float">
            <text:p>1.6418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328" calcext:value-type="float">
            <text:p>0.1328</text:p>
          </table:table-cell>
          <table:table-cell table:number-columns-repeated="1021"/>
        </table:table-row>
        <table:table-row table:style-name="ro2">
          <table:table-cell office:value-type="float" office:value="1.6423" calcext:value-type="float">
            <text:p>1.6423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1379" calcext:value-type="float">
            <text:p>0.1379</text:p>
          </table:table-cell>
          <table:table-cell table:number-columns-repeated="1021"/>
        </table:table-row>
        <table:table-row table:style-name="ro2">
          <table:table-cell office:value-type="float" office:value="1.6454" calcext:value-type="float">
            <text:p>1.645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61" calcext:value-type="float">
            <text:p>0.1361</text:p>
          </table:table-cell>
          <table:table-cell table:number-columns-repeated="1021"/>
        </table:table-row>
        <table:table-row table:style-name="ro2">
          <table:table-cell office:value-type="float" office:value="1.6465" calcext:value-type="float">
            <text:p>1.6465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35" calcext:value-type="float">
            <text:p>0.135</text:p>
          </table:table-cell>
          <table:table-cell table:number-columns-repeated="1021"/>
        </table:table-row>
        <table:table-row table:style-name="ro2">
          <table:table-cell office:value-type="float" office:value="1.6471" calcext:value-type="float">
            <text:p>1.6471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27" calcext:value-type="float">
            <text:p>0.127</text:p>
          </table:table-cell>
          <table:table-cell table:number-columns-repeated="1021"/>
        </table:table-row>
        <table:table-row table:style-name="ro2">
          <table:table-cell office:value-type="float" office:value="1.6489" calcext:value-type="float">
            <text:p>1.6489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1247" calcext:value-type="float">
            <text:p>0.1247</text:p>
          </table:table-cell>
          <table:table-cell table:number-columns-repeated="1021"/>
        </table:table-row>
        <table:table-row table:style-name="ro2">
          <table:table-cell office:value-type="float" office:value="1.6491" calcext:value-type="float">
            <text:p>1.6491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1363" calcext:value-type="float">
            <text:p>0.1363</text:p>
          </table:table-cell>
          <table:table-cell table:number-columns-repeated="1021"/>
        </table:table-row>
        <table:table-row table:style-name="ro2">
          <table:table-cell office:value-type="float" office:value="1.6509" calcext:value-type="float">
            <text:p>1.6509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316" calcext:value-type="float">
            <text:p>0.1316</text:p>
          </table:table-cell>
          <table:table-cell table:number-columns-repeated="1021"/>
        </table:table-row>
        <table:table-row table:style-name="ro2">
          <table:table-cell office:value-type="float" office:value="1.6512" calcext:value-type="float">
            <text:p>1.6512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1496" calcext:value-type="float">
            <text:p>0.1496</text:p>
          </table:table-cell>
          <table:table-cell table:number-columns-repeated="1021"/>
        </table:table-row>
        <table:table-row table:style-name="ro2">
          <table:table-cell office:value-type="float" office:value="1.6518" calcext:value-type="float">
            <text:p>1.6518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1294" calcext:value-type="float">
            <text:p>0.1294</text:p>
          </table:table-cell>
          <table:table-cell table:number-columns-repeated="1021"/>
        </table:table-row>
        <table:table-row table:style-name="ro2">
          <table:table-cell office:value-type="float" office:value="1.6566" calcext:value-type="float">
            <text:p>1.6566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1416" calcext:value-type="float">
            <text:p>0.1416</text:p>
          </table:table-cell>
          <table:table-cell table:number-columns-repeated="1021"/>
        </table:table-row>
        <table:table-row table:style-name="ro2">
          <table:table-cell office:value-type="float" office:value="1.6588" calcext:value-type="float">
            <text:p>1.6588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296" calcext:value-type="float">
            <text:p>0.1296</text:p>
          </table:table-cell>
          <table:table-cell table:number-columns-repeated="1021"/>
        </table:table-row>
        <table:table-row table:style-name="ro2">
          <table:table-cell office:value-type="float" office:value="1.681" calcext:value-type="float">
            <text:p>1.68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7" calcext:value-type="float">
            <text:p>0.1267</text:p>
          </table:table-cell>
          <table:table-cell table:number-columns-repeated="1021"/>
        </table:table-row>
        <table:table-row table:style-name="ro2">
          <table:table-cell office:value-type="float" office:value="1.6866" calcext:value-type="float">
            <text:p>1.686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15" calcext:value-type="float">
            <text:p>0.1315</text:p>
          </table:table-cell>
          <table:table-cell table:number-columns-repeated="1021"/>
        </table:table-row>
        <table:table-row table:style-name="ro2">
          <table:table-cell office:value-type="float" office:value="1.6872" calcext:value-type="float">
            <text:p>1.6872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1359" calcext:value-type="float">
            <text:p>0.1359</text:p>
          </table:table-cell>
          <table:table-cell table:number-columns-repeated="1021"/>
        </table:table-row>
        <table:table-row table:style-name="ro2">
          <table:table-cell office:value-type="float" office:value="1.7122" calcext:value-type="float">
            <text:p>1.7122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1336" calcext:value-type="float">
            <text:p>0.1336</text:p>
          </table:table-cell>
          <table:table-cell table:number-columns-repeated="1021"/>
        </table:table-row>
        <table:table-row table:style-name="ro2">
          <table:table-cell office:value-type="float" office:value="1.7233" calcext:value-type="float">
            <text:p>1.72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37" calcext:value-type="float">
            <text:p>0.137</text:p>
          </table:table-cell>
          <table:table-cell table:number-columns-repeated="1021"/>
        </table:table-row>
        <table:table-row table:style-name="ro2">
          <table:table-cell office:value-type="float" office:value="1.7504" calcext:value-type="float">
            <text:p>1.7504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329" calcext:value-type="float">
            <text:p>0.1329</text:p>
          </table:table-cell>
          <table:table-cell table:number-columns-repeated="1021"/>
        </table:table-row>
        <table:table-row table:style-name="ro2">
          <table:table-cell office:value-type="float" office:value="1.7509" calcext:value-type="float">
            <text:p>1.7509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396" calcext:value-type="float">
            <text:p>0.1396</text:p>
          </table:table-cell>
          <table:table-cell table:number-columns-repeated="1021"/>
        </table:table-row>
        <table:table-row table:style-name="ro2">
          <table:table-cell office:value-type="float" office:value="1.7599" calcext:value-type="float">
            <text:p>1.7599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1366" calcext:value-type="float">
            <text:p>0.1366</text:p>
          </table:table-cell>
          <table:table-cell table:number-columns-repeated="1021"/>
        </table:table-row>
        <table:table-row table:style-name="ro2">
          <table:table-cell office:value-type="float" office:value="1.8571" calcext:value-type="float">
            <text:p>1.8571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1398" calcext:value-type="float">
            <text:p>0.1398</text:p>
          </table:table-cell>
          <table:table-cell table:number-columns-repeated="1021"/>
        </table:table-row>
        <calcext:conditional-formats>
          <calcext:conditional-format calcext:target-range-address="kernelpop.F2:kernelpop.F4">
            <calcext:condition calcext:apply-style-name="Untitled1" calcext:value="=MIN([.F2:.F4])" calcext:base-cell-address="kernelpop.F2"/>
          </calcext:conditional-format>
        </calcext:conditional-formats>
      </table:table>
      <table:table table:name="Spectre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ocker </text:p>
          </table:table-cell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Docker no container startup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office:value-type="float" office:value="5.7496" calcext:value-type="float">
            <text:p>5.7496</text:p>
          </table:table-cell>
          <table:table-cell office:value-type="float" office:value="4.5958" calcext:value-type="float">
            <text:p>4.5958</text:p>
          </table:table-cell>
          <table:table-cell office:value-type="float" office:value="4.3652" calcext:value-type="float">
            <text:p>4.3652</text:p>
          </table:table-cell>
          <table:table-cell/>
          <table:table-cell office:value-type="string" calcext:value-type="string">
            <text:p>Docker</text:p>
          </table:table-cell>
          <table:table-cell table:style-name="ce12" table:formula="of:=AVERAGE([.A2:.A101])" office:value-type="float" office:value="6.066169" calcext:value-type="float">
            <text:p>6.066169</text:p>
          </table:table-cell>
          <table:table-cell table:number-columns-repeated="1018"/>
        </table:table-row>
        <table:table-row table:style-name="ro2">
          <table:table-cell office:value-type="float" office:value="5.845" calcext:value-type="float">
            <text:p>5.845</text:p>
          </table:table-cell>
          <table:table-cell office:value-type="float" office:value="4.5998" calcext:value-type="float">
            <text:p>4.5998</text:p>
          </table:table-cell>
          <table:table-cell office:value-type="float" office:value="4.3737" calcext:value-type="float">
            <text:p>4.3737</text:p>
          </table:table-cell>
          <table:table-cell/>
          <table:table-cell office:value-type="string" calcext:value-type="string">
            <text:p>Native</text:p>
          </table:table-cell>
          <table:table-cell table:style-name="ce13" table:formula="of:=AVERAGE([.B2:.B101])" office:value-type="float" office:value="4.745304" calcext:value-type="float">
            <text:p>4.745304</text:p>
          </table:table-cell>
          <table:table-cell table:number-columns-repeated="1018"/>
        </table:table-row>
        <table:table-row table:style-name="ro2">
          <table:table-cell office:value-type="float" office:value="5.8505" calcext:value-type="float">
            <text:p>5.8505</text:p>
          </table:table-cell>
          <table:table-cell office:value-type="float" office:value="4.6113" calcext:value-type="float">
            <text:p>4.6113</text:p>
          </table:table-cell>
          <table:table-cell office:value-type="float" office:value="4.384" calcext:value-type="float">
            <text:p>4.384</text:p>
          </table:table-cell>
          <table:table-cell/>
          <table:table-cell office:value-type="string" calcext:value-type="string">
            <text:p>Docker no container startup</text:p>
          </table:table-cell>
          <table:table-cell table:style-name="ce12" table:formula="of:=AVERAGE([.C2:.C101])" office:value-type="float" office:value="4.484653" calcext:value-type="float">
            <text:p>4.484653</text:p>
          </table:table-cell>
          <table:table-cell table:number-columns-repeated="1018"/>
        </table:table-row>
        <table:table-row table:style-name="ro2">
          <table:table-cell office:value-type="float" office:value="5.8542" calcext:value-type="float">
            <text:p>5.8542</text:p>
          </table:table-cell>
          <table:table-cell office:value-type="float" office:value="4.6271" calcext:value-type="float">
            <text:p>4.6271</text:p>
          </table:table-cell>
          <table:table-cell office:value-type="float" office:value="4.3875" calcext:value-type="float">
            <text:p>4.3875</text:p>
          </table:table-cell>
          <table:table-cell table:number-columns-repeated="1021"/>
        </table:table-row>
        <table:table-row table:style-name="ro2">
          <table:table-cell office:value-type="float" office:value="5.8556" calcext:value-type="float">
            <text:p>5.8556</text:p>
          </table:table-cell>
          <table:table-cell office:value-type="float" office:value="4.6342" calcext:value-type="float">
            <text:p>4.6342</text:p>
          </table:table-cell>
          <table:table-cell office:value-type="float" office:value="4.3884" calcext:value-type="float">
            <text:p>4.3884</text:p>
          </table:table-cell>
          <table:table-cell table:number-columns-repeated="1021"/>
        </table:table-row>
        <table:table-row table:style-name="ro3">
          <table:table-cell office:value-type="float" office:value="5.8572" calcext:value-type="float">
            <text:p>5.8572</text:p>
          </table:table-cell>
          <table:table-cell office:value-type="float" office:value="4.6398" calcext:value-type="float">
            <text:p>4.6398</text:p>
          </table:table-cell>
          <table:table-cell office:value-type="float" office:value="4.3888" calcext:value-type="float">
            <text:p>4.3888</text:p>
          </table:table-cell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office:value-type="float" office:value="5.8584" calcext:value-type="float">
            <text:p>5.8584</text:p>
          </table:table-cell>
          <table:table-cell office:value-type="float" office:value="4.6399" calcext:value-type="float">
            <text:p>4.6399</text:p>
          </table:table-cell>
          <table:table-cell office:value-type="float" office:value="4.3889" calcext:value-type="float">
            <text:p>4.3889</text:p>
          </table:table-cell>
          <table:table-cell/>
          <table:table-cell office:value-type="string" calcext:value-type="string">
            <text:p>Docker</text:p>
          </table:table-cell>
          <table:table-cell table:style-name="ce14" table:formula="of:=[.A2]" office:value-type="float" office:value="5.7496" calcext:value-type="float">
            <text:p>5.7496</text:p>
          </table:table-cell>
          <table:table-cell table:number-columns-repeated="1018"/>
        </table:table-row>
        <table:table-row table:style-name="ro2">
          <table:table-cell office:value-type="float" office:value="5.8671" calcext:value-type="float">
            <text:p>5.8671</text:p>
          </table:table-cell>
          <table:table-cell office:value-type="float" office:value="4.6436" calcext:value-type="float">
            <text:p>4.6436</text:p>
          </table:table-cell>
          <table:table-cell office:value-type="float" office:value="4.3923" calcext:value-type="float">
            <text:p>4.3923</text:p>
          </table:table-cell>
          <table:table-cell/>
          <table:table-cell office:value-type="string" calcext:value-type="string">
            <text:p>Native</text:p>
          </table:table-cell>
          <table:table-cell table:style-name="ce15" table:formula="of:=[.B2]" office:value-type="float" office:value="4.5958" calcext:value-type="float">
            <text:p>4.5958</text:p>
          </table:table-cell>
          <table:table-cell table:number-columns-repeated="1018"/>
        </table:table-row>
        <table:table-row table:style-name="ro2">
          <table:table-cell office:value-type="float" office:value="5.8811" calcext:value-type="float">
            <text:p>5.8811</text:p>
          </table:table-cell>
          <table:table-cell office:value-type="float" office:value="4.6514" calcext:value-type="float">
            <text:p>4.6514</text:p>
          </table:table-cell>
          <table:table-cell office:value-type="float" office:value="4.4077" calcext:value-type="float">
            <text:p>4.4077</text:p>
          </table:table-cell>
          <table:table-cell/>
          <table:table-cell office:value-type="string" calcext:value-type="string">
            <text:p>Docker no container startup</text:p>
          </table:table-cell>
          <table:table-cell table:style-name="ce14" table:formula="of:=[.C2]" office:value-type="float" office:value="4.3652" calcext:value-type="float">
            <text:p>4.3652</text:p>
          </table:table-cell>
          <table:table-cell table:number-columns-repeated="1018"/>
        </table:table-row>
        <table:table-row table:style-name="ro2">
          <table:table-cell office:value-type="float" office:value="5.8962" calcext:value-type="float">
            <text:p>5.8962</text:p>
          </table:table-cell>
          <table:table-cell office:value-type="float" office:value="4.6559" calcext:value-type="float">
            <text:p>4.6559</text:p>
          </table:table-cell>
          <table:table-cell office:value-type="float" office:value="4.4144" calcext:value-type="float">
            <text:p>4.4144</text:p>
          </table:table-cell>
          <table:table-cell table:number-columns-repeated="1021"/>
        </table:table-row>
        <table:table-row table:style-name="ro2">
          <table:table-cell office:value-type="float" office:value="5.8974" calcext:value-type="float">
            <text:p>5.8974</text:p>
          </table:table-cell>
          <table:table-cell office:value-type="float" office:value="4.6561" calcext:value-type="float">
            <text:p>4.6561</text:p>
          </table:table-cell>
          <table:table-cell office:value-type="float" office:value="4.4169" calcext:value-type="float">
            <text:p>4.4169</text:p>
          </table:table-cell>
          <table:table-cell table:number-columns-repeated="1021"/>
        </table:table-row>
        <table:table-row table:style-name="ro3">
          <table:table-cell office:value-type="float" office:value="5.8998" calcext:value-type="float">
            <text:p>5.8998</text:p>
          </table:table-cell>
          <table:table-cell office:value-type="float" office:value="4.6593" calcext:value-type="float">
            <text:p>4.6593</text:p>
          </table:table-cell>
          <table:table-cell office:value-type="float" office:value="4.418" calcext:value-type="float">
            <text:p>4.418</text:p>
          </table:table-cell>
          <table:table-cell/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office:value-type="float" office:value="5.9041" calcext:value-type="float">
            <text:p>5.9041</text:p>
          </table:table-cell>
          <table:table-cell office:value-type="float" office:value="4.6597" calcext:value-type="float">
            <text:p>4.6597</text:p>
          </table:table-cell>
          <table:table-cell office:value-type="float" office:value="4.4199" calcext:value-type="float">
            <text:p>4.4199</text:p>
          </table:table-cell>
          <table:table-cell/>
          <table:table-cell office:value-type="string" calcext:value-type="string">
            <text:p>Docker</text:p>
          </table:table-cell>
          <table:table-cell table:style-name="ce16" table:formula="of:=[.A101]" office:value-type="float" office:value="7.3661" calcext:value-type="float">
            <text:p>7.3661</text:p>
          </table:table-cell>
          <table:table-cell table:number-columns-repeated="1018"/>
        </table:table-row>
        <table:table-row table:style-name="ro2">
          <table:table-cell office:value-type="float" office:value="5.9101" calcext:value-type="float">
            <text:p>5.9101</text:p>
          </table:table-cell>
          <table:table-cell office:value-type="float" office:value="4.66" calcext:value-type="float">
            <text:p>4.66</text:p>
          </table:table-cell>
          <table:table-cell office:value-type="float" office:value="4.4216" calcext:value-type="float">
            <text:p>4.4216</text:p>
          </table:table-cell>
          <table:table-cell/>
          <table:table-cell office:value-type="string" calcext:value-type="string">
            <text:p>Native</text:p>
          </table:table-cell>
          <table:table-cell table:style-name="ce17" table:formula="of:=[.B101]" office:value-type="float" office:value="5.0033" calcext:value-type="float">
            <text:p>5.0033</text:p>
          </table:table-cell>
          <table:table-cell table:number-columns-repeated="1018"/>
        </table:table-row>
        <table:table-row table:style-name="ro2">
          <table:table-cell office:value-type="float" office:value="5.9225" calcext:value-type="float">
            <text:p>5.9225</text:p>
          </table:table-cell>
          <table:table-cell office:value-type="float" office:value="4.6601" calcext:value-type="float">
            <text:p>4.6601</text:p>
          </table:table-cell>
          <table:table-cell office:value-type="float" office:value="4.4221" calcext:value-type="float">
            <text:p>4.4221</text:p>
          </table:table-cell>
          <table:table-cell/>
          <table:table-cell office:value-type="string" calcext:value-type="string">
            <text:p>Docker no container startup</text:p>
          </table:table-cell>
          <table:table-cell table:style-name="ce17" table:formula="of:=[.C101]" office:value-type="float" office:value="5.2124" calcext:value-type="float">
            <text:p>5.2124</text:p>
          </table:table-cell>
          <table:table-cell table:number-columns-repeated="1018"/>
        </table:table-row>
        <table:table-row table:style-name="ro2">
          <table:table-cell office:value-type="float" office:value="5.9247" calcext:value-type="float">
            <text:p>5.9247</text:p>
          </table:table-cell>
          <table:table-cell office:value-type="float" office:value="4.6638" calcext:value-type="float">
            <text:p>4.6638</text:p>
          </table:table-cell>
          <table:table-cell office:value-type="float" office:value="4.4232" calcext:value-type="float">
            <text:p>4.4232</text:p>
          </table:table-cell>
          <table:table-cell table:number-columns-repeated="1021"/>
        </table:table-row>
        <table:table-row table:style-name="ro2">
          <table:table-cell office:value-type="float" office:value="5.9262" calcext:value-type="float">
            <text:p>5.9262</text:p>
          </table:table-cell>
          <table:table-cell office:value-type="float" office:value="4.664" calcext:value-type="float">
            <text:p>4.664</text:p>
          </table:table-cell>
          <table:table-cell office:value-type="float" office:value="4.4238" calcext:value-type="float">
            <text:p>4.4238</text:p>
          </table:table-cell>
          <table:table-cell table:number-columns-repeated="1021"/>
        </table:table-row>
        <table:table-row table:style-name="ro2">
          <table:table-cell office:value-type="float" office:value="5.9309" calcext:value-type="float">
            <text:p>5.9309</text:p>
          </table:table-cell>
          <table:table-cell office:value-type="float" office:value="4.664" calcext:value-type="float">
            <text:p>4.664</text:p>
          </table:table-cell>
          <table:table-cell office:value-type="float" office:value="4.4243" calcext:value-type="float">
            <text:p>4.4243</text:p>
          </table:table-cell>
          <table:table-cell table:number-columns-repeated="1021"/>
        </table:table-row>
        <table:table-row table:style-name="ro2">
          <table:table-cell office:value-type="float" office:value="5.9318" calcext:value-type="float">
            <text:p>5.9318</text:p>
          </table:table-cell>
          <table:table-cell office:value-type="float" office:value="4.6675" calcext:value-type="float">
            <text:p>4.6675</text:p>
          </table:table-cell>
          <table:table-cell office:value-type="float" office:value="4.4244" calcext:value-type="float">
            <text:p>4.4244</text:p>
          </table:table-cell>
          <table:table-cell table:number-columns-repeated="1021"/>
        </table:table-row>
        <table:table-row table:style-name="ro2">
          <table:table-cell office:value-type="float" office:value="5.9355" calcext:value-type="float">
            <text:p>5.9355</text:p>
          </table:table-cell>
          <table:table-cell office:value-type="float" office:value="4.668" calcext:value-type="float">
            <text:p>4.668</text:p>
          </table:table-cell>
          <table:table-cell office:value-type="float" office:value="4.425" calcext:value-type="float">
            <text:p>4.425</text:p>
          </table:table-cell>
          <table:table-cell table:number-columns-repeated="1021"/>
        </table:table-row>
        <table:table-row table:style-name="ro2">
          <table:table-cell office:value-type="float" office:value="5.9374" calcext:value-type="float">
            <text:p>5.9374</text:p>
          </table:table-cell>
          <table:table-cell office:value-type="float" office:value="4.6686" calcext:value-type="float">
            <text:p>4.6686</text:p>
          </table:table-cell>
          <table:table-cell office:value-type="float" office:value="4.4252" calcext:value-type="float">
            <text:p>4.4252</text:p>
          </table:table-cell>
          <table:table-cell table:number-columns-repeated="1021"/>
        </table:table-row>
        <table:table-row table:style-name="ro2">
          <table:table-cell office:value-type="float" office:value="5.9396" calcext:value-type="float">
            <text:p>5.9396</text:p>
          </table:table-cell>
          <table:table-cell office:value-type="float" office:value="4.6717" calcext:value-type="float">
            <text:p>4.6717</text:p>
          </table:table-cell>
          <table:table-cell office:value-type="float" office:value="4.4252" calcext:value-type="float">
            <text:p>4.4252</text:p>
          </table:table-cell>
          <table:table-cell table:number-columns-repeated="1021"/>
        </table:table-row>
        <table:table-row table:style-name="ro2">
          <table:table-cell office:value-type="float" office:value="5.9404" calcext:value-type="float">
            <text:p>5.9404</text:p>
          </table:table-cell>
          <table:table-cell office:value-type="float" office:value="4.6721" calcext:value-type="float">
            <text:p>4.6721</text:p>
          </table:table-cell>
          <table:table-cell office:value-type="float" office:value="4.4306" calcext:value-type="float">
            <text:p>4.4306</text:p>
          </table:table-cell>
          <table:table-cell table:number-columns-repeated="1021"/>
        </table:table-row>
        <table:table-row table:style-name="ro2">
          <table:table-cell office:value-type="float" office:value="5.9407" calcext:value-type="float">
            <text:p>5.9407</text:p>
          </table:table-cell>
          <table:table-cell office:value-type="float" office:value="4.6729" calcext:value-type="float">
            <text:p>4.6729</text:p>
          </table:table-cell>
          <table:table-cell office:value-type="float" office:value="4.4307" calcext:value-type="float">
            <text:p>4.4307</text:p>
          </table:table-cell>
          <table:table-cell table:number-columns-repeated="1021"/>
        </table:table-row>
        <table:table-row table:style-name="ro2">
          <table:table-cell office:value-type="float" office:value="5.9503" calcext:value-type="float">
            <text:p>5.9503</text:p>
          </table:table-cell>
          <table:table-cell office:value-type="float" office:value="4.6759" calcext:value-type="float">
            <text:p>4.6759</text:p>
          </table:table-cell>
          <table:table-cell office:value-type="float" office:value="4.4309" calcext:value-type="float">
            <text:p>4.4309</text:p>
          </table:table-cell>
          <table:table-cell table:number-columns-repeated="1021"/>
        </table:table-row>
        <table:table-row table:style-name="ro2">
          <table:table-cell office:value-type="float" office:value="5.9525" calcext:value-type="float">
            <text:p>5.9525</text:p>
          </table:table-cell>
          <table:table-cell office:value-type="float" office:value="4.6797" calcext:value-type="float">
            <text:p>4.6797</text:p>
          </table:table-cell>
          <table:table-cell office:value-type="float" office:value="4.4315" calcext:value-type="float">
            <text:p>4.4315</text:p>
          </table:table-cell>
          <table:table-cell table:number-columns-repeated="1021"/>
        </table:table-row>
        <table:table-row table:style-name="ro2">
          <table:table-cell office:value-type="float" office:value="5.9618" calcext:value-type="float">
            <text:p>5.9618</text:p>
          </table:table-cell>
          <table:table-cell office:value-type="float" office:value="4.6806" calcext:value-type="float">
            <text:p>4.6806</text:p>
          </table:table-cell>
          <table:table-cell office:value-type="float" office:value="4.4328" calcext:value-type="float">
            <text:p>4.4328</text:p>
          </table:table-cell>
          <table:table-cell table:number-columns-repeated="1021"/>
        </table:table-row>
        <table:table-row table:style-name="ro2">
          <table:table-cell office:value-type="float" office:value="5.9621" calcext:value-type="float">
            <text:p>5.9621</text:p>
          </table:table-cell>
          <table:table-cell office:value-type="float" office:value="4.6808" calcext:value-type="float">
            <text:p>4.6808</text:p>
          </table:table-cell>
          <table:table-cell office:value-type="float" office:value="4.4332" calcext:value-type="float">
            <text:p>4.4332</text:p>
          </table:table-cell>
          <table:table-cell table:number-columns-repeated="1021"/>
        </table:table-row>
        <table:table-row table:style-name="ro2">
          <table:table-cell office:value-type="float" office:value="5.9625" calcext:value-type="float">
            <text:p>5.9625</text:p>
          </table:table-cell>
          <table:table-cell office:value-type="float" office:value="4.6837" calcext:value-type="float">
            <text:p>4.6837</text:p>
          </table:table-cell>
          <table:table-cell office:value-type="float" office:value="4.434" calcext:value-type="float">
            <text:p>4.434</text:p>
          </table:table-cell>
          <table:table-cell table:number-columns-repeated="1021"/>
        </table:table-row>
        <table:table-row table:style-name="ro2">
          <table:table-cell office:value-type="float" office:value="5.9638" calcext:value-type="float">
            <text:p>5.9638</text:p>
          </table:table-cell>
          <table:table-cell office:value-type="float" office:value="4.6874" calcext:value-type="float">
            <text:p>4.6874</text:p>
          </table:table-cell>
          <table:table-cell office:value-type="float" office:value="4.4359" calcext:value-type="float">
            <text:p>4.4359</text:p>
          </table:table-cell>
          <table:table-cell table:number-columns-repeated="1021"/>
        </table:table-row>
        <table:table-row table:style-name="ro2">
          <table:table-cell office:value-type="float" office:value="5.9642" calcext:value-type="float">
            <text:p>5.9642</text:p>
          </table:table-cell>
          <table:table-cell office:value-type="float" office:value="4.6877" calcext:value-type="float">
            <text:p>4.6877</text:p>
          </table:table-cell>
          <table:table-cell office:value-type="float" office:value="4.4364" calcext:value-type="float">
            <text:p>4.4364</text:p>
          </table:table-cell>
          <table:table-cell table:number-columns-repeated="1021"/>
        </table:table-row>
        <table:table-row table:style-name="ro2">
          <table:table-cell office:value-type="float" office:value="5.9646" calcext:value-type="float">
            <text:p>5.9646</text:p>
          </table:table-cell>
          <table:table-cell office:value-type="float" office:value="4.6881" calcext:value-type="float">
            <text:p>4.6881</text:p>
          </table:table-cell>
          <table:table-cell office:value-type="float" office:value="4.439" calcext:value-type="float">
            <text:p>4.439</text:p>
          </table:table-cell>
          <table:table-cell table:number-columns-repeated="1021"/>
        </table:table-row>
        <table:table-row table:style-name="ro2">
          <table:table-cell office:value-type="float" office:value="5.9656" calcext:value-type="float">
            <text:p>5.9656</text:p>
          </table:table-cell>
          <table:table-cell office:value-type="float" office:value="4.6917" calcext:value-type="float">
            <text:p>4.6917</text:p>
          </table:table-cell>
          <table:table-cell office:value-type="float" office:value="4.4411" calcext:value-type="float">
            <text:p>4.4411</text:p>
          </table:table-cell>
          <table:table-cell table:number-columns-repeated="1021"/>
        </table:table-row>
        <table:table-row table:style-name="ro2">
          <table:table-cell office:value-type="float" office:value="5.9663" calcext:value-type="float">
            <text:p>5.9663</text:p>
          </table:table-cell>
          <table:table-cell office:value-type="float" office:value="4.6962" calcext:value-type="float">
            <text:p>4.6962</text:p>
          </table:table-cell>
          <table:table-cell office:value-type="float" office:value="4.4438" calcext:value-type="float">
            <text:p>4.4438</text:p>
          </table:table-cell>
          <table:table-cell table:number-columns-repeated="1021"/>
        </table:table-row>
        <table:table-row table:style-name="ro2">
          <table:table-cell office:value-type="float" office:value="5.9692" calcext:value-type="float">
            <text:p>5.9692</text:p>
          </table:table-cell>
          <table:table-cell office:value-type="float" office:value="4.6968" calcext:value-type="float">
            <text:p>4.6968</text:p>
          </table:table-cell>
          <table:table-cell office:value-type="float" office:value="4.4439" calcext:value-type="float">
            <text:p>4.4439</text:p>
          </table:table-cell>
          <table:table-cell table:number-columns-repeated="1021"/>
        </table:table-row>
        <table:table-row table:style-name="ro2">
          <table:table-cell office:value-type="float" office:value="5.9743" calcext:value-type="float">
            <text:p>5.9743</text:p>
          </table:table-cell>
          <table:table-cell office:value-type="float" office:value="4.7005" calcext:value-type="float">
            <text:p>4.7005</text:p>
          </table:table-cell>
          <table:table-cell office:value-type="float" office:value="4.4454" calcext:value-type="float">
            <text:p>4.4454</text:p>
          </table:table-cell>
          <table:table-cell table:number-columns-repeated="1021"/>
        </table:table-row>
        <table:table-row table:style-name="ro2">
          <table:table-cell office:value-type="float" office:value="5.9782" calcext:value-type="float">
            <text:p>5.9782</text:p>
          </table:table-cell>
          <table:table-cell office:value-type="float" office:value="4.7037" calcext:value-type="float">
            <text:p>4.7037</text:p>
          </table:table-cell>
          <table:table-cell office:value-type="float" office:value="4.4511" calcext:value-type="float">
            <text:p>4.4511</text:p>
          </table:table-cell>
          <table:table-cell table:number-columns-repeated="1021"/>
        </table:table-row>
        <table:table-row table:style-name="ro2">
          <table:table-cell office:value-type="float" office:value="5.983" calcext:value-type="float">
            <text:p>5.983</text:p>
          </table:table-cell>
          <table:table-cell office:value-type="float" office:value="4.7038" calcext:value-type="float">
            <text:p>4.7038</text:p>
          </table:table-cell>
          <table:table-cell office:value-type="float" office:value="4.4528" calcext:value-type="float">
            <text:p>4.4528</text:p>
          </table:table-cell>
          <table:table-cell table:number-columns-repeated="1021"/>
        </table:table-row>
        <table:table-row table:style-name="ro2">
          <table:table-cell office:value-type="float" office:value="5.9844" calcext:value-type="float">
            <text:p>5.9844</text:p>
          </table:table-cell>
          <table:table-cell office:value-type="float" office:value="4.7039" calcext:value-type="float">
            <text:p>4.7039</text:p>
          </table:table-cell>
          <table:table-cell office:value-type="float" office:value="4.4528" calcext:value-type="float">
            <text:p>4.4528</text:p>
          </table:table-cell>
          <table:table-cell table:number-columns-repeated="1021"/>
        </table:table-row>
        <table:table-row table:style-name="ro2">
          <table:table-cell office:value-type="float" office:value="5.99" calcext:value-type="float">
            <text:p>5.99</text:p>
          </table:table-cell>
          <table:table-cell office:value-type="float" office:value="4.7042" calcext:value-type="float">
            <text:p>4.7042</text:p>
          </table:table-cell>
          <table:table-cell office:value-type="float" office:value="4.4532" calcext:value-type="float">
            <text:p>4.4532</text:p>
          </table:table-cell>
          <table:table-cell table:number-columns-repeated="1021"/>
        </table:table-row>
        <table:table-row table:style-name="ro2">
          <table:table-cell office:value-type="float" office:value="5.9908" calcext:value-type="float">
            <text:p>5.9908</text:p>
          </table:table-cell>
          <table:table-cell office:value-type="float" office:value="4.7045" calcext:value-type="float">
            <text:p>4.7045</text:p>
          </table:table-cell>
          <table:table-cell office:value-type="float" office:value="4.4534" calcext:value-type="float">
            <text:p>4.4534</text:p>
          </table:table-cell>
          <table:table-cell table:number-columns-repeated="1021"/>
        </table:table-row>
        <table:table-row table:style-name="ro2">
          <table:table-cell office:value-type="float" office:value="5.9909" calcext:value-type="float">
            <text:p>5.9909</text:p>
          </table:table-cell>
          <table:table-cell office:value-type="float" office:value="4.7089" calcext:value-type="float">
            <text:p>4.7089</text:p>
          </table:table-cell>
          <table:table-cell office:value-type="float" office:value="4.4543" calcext:value-type="float">
            <text:p>4.4543</text:p>
          </table:table-cell>
          <table:table-cell table:number-columns-repeated="1021"/>
        </table:table-row>
        <table:table-row table:style-name="ro2">
          <table:table-cell office:value-type="float" office:value="6.003" calcext:value-type="float">
            <text:p>6.003</text:p>
          </table:table-cell>
          <table:table-cell office:value-type="float" office:value="4.7116" calcext:value-type="float">
            <text:p>4.7116</text:p>
          </table:table-cell>
          <table:table-cell office:value-type="float" office:value="4.455" calcext:value-type="float">
            <text:p>4.455</text:p>
          </table:table-cell>
          <table:table-cell table:number-columns-repeated="1021"/>
        </table:table-row>
        <table:table-row table:style-name="ro2">
          <table:table-cell office:value-type="float" office:value="6.0078" calcext:value-type="float">
            <text:p>6.0078</text:p>
          </table:table-cell>
          <table:table-cell office:value-type="float" office:value="4.7117" calcext:value-type="float">
            <text:p>4.7117</text:p>
          </table:table-cell>
          <table:table-cell office:value-type="float" office:value="4.4566" calcext:value-type="float">
            <text:p>4.4566</text:p>
          </table:table-cell>
          <table:table-cell table:number-columns-repeated="1021"/>
        </table:table-row>
        <table:table-row table:style-name="ro2">
          <table:table-cell office:value-type="float" office:value="6.0129" calcext:value-type="float">
            <text:p>6.0129</text:p>
          </table:table-cell>
          <table:table-cell office:value-type="float" office:value="4.7119" calcext:value-type="float">
            <text:p>4.7119</text:p>
          </table:table-cell>
          <table:table-cell office:value-type="float" office:value="4.4566" calcext:value-type="float">
            <text:p>4.4566</text:p>
          </table:table-cell>
          <table:table-cell table:number-columns-repeated="1021"/>
        </table:table-row>
        <table:table-row table:style-name="ro2">
          <table:table-cell office:value-type="float" office:value="6.0226" calcext:value-type="float">
            <text:p>6.0226</text:p>
          </table:table-cell>
          <table:table-cell office:value-type="float" office:value="4.712" calcext:value-type="float">
            <text:p>4.712</text:p>
          </table:table-cell>
          <table:table-cell office:value-type="float" office:value="4.457" calcext:value-type="float">
            <text:p>4.457</text:p>
          </table:table-cell>
          <table:table-cell table:number-columns-repeated="1021"/>
        </table:table-row>
        <table:table-row table:style-name="ro2">
          <table:table-cell office:value-type="float" office:value="6.025" calcext:value-type="float">
            <text:p>6.025</text:p>
          </table:table-cell>
          <table:table-cell office:value-type="float" office:value="4.7159" calcext:value-type="float">
            <text:p>4.7159</text:p>
          </table:table-cell>
          <table:table-cell office:value-type="float" office:value="4.4574" calcext:value-type="float">
            <text:p>4.4574</text:p>
          </table:table-cell>
          <table:table-cell table:number-columns-repeated="1021"/>
        </table:table-row>
        <table:table-row table:style-name="ro2">
          <table:table-cell office:value-type="float" office:value="6.0264" calcext:value-type="float">
            <text:p>6.0264</text:p>
          </table:table-cell>
          <table:table-cell office:value-type="float" office:value="4.7159" calcext:value-type="float">
            <text:p>4.7159</text:p>
          </table:table-cell>
          <table:table-cell office:value-type="float" office:value="4.459" calcext:value-type="float">
            <text:p>4.459</text:p>
          </table:table-cell>
          <table:table-cell table:number-columns-repeated="1021"/>
        </table:table-row>
        <table:table-row table:style-name="ro2">
          <table:table-cell office:value-type="float" office:value="6.0274" calcext:value-type="float">
            <text:p>6.0274</text:p>
          </table:table-cell>
          <table:table-cell office:value-type="float" office:value="4.7198" calcext:value-type="float">
            <text:p>4.7198</text:p>
          </table:table-cell>
          <table:table-cell office:value-type="float" office:value="4.4595" calcext:value-type="float">
            <text:p>4.4595</text:p>
          </table:table-cell>
          <table:table-cell table:number-columns-repeated="1021"/>
        </table:table-row>
        <table:table-row table:style-name="ro2">
          <table:table-cell office:value-type="float" office:value="6.028" calcext:value-type="float">
            <text:p>6.028</text:p>
          </table:table-cell>
          <table:table-cell office:value-type="float" office:value="4.72" calcext:value-type="float">
            <text:p>4.72</text:p>
          </table:table-cell>
          <table:table-cell office:value-type="float" office:value="4.4603" calcext:value-type="float">
            <text:p>4.4603</text:p>
          </table:table-cell>
          <table:table-cell table:number-columns-repeated="1021"/>
        </table:table-row>
        <table:table-row table:style-name="ro2">
          <table:table-cell office:value-type="float" office:value="6.0283" calcext:value-type="float">
            <text:p>6.0283</text:p>
          </table:table-cell>
          <table:table-cell office:value-type="float" office:value="4.7279" calcext:value-type="float">
            <text:p>4.7279</text:p>
          </table:table-cell>
          <table:table-cell office:value-type="float" office:value="4.4615" calcext:value-type="float">
            <text:p>4.4615</text:p>
          </table:table-cell>
          <table:table-cell table:number-columns-repeated="1021"/>
        </table:table-row>
        <table:table-row table:style-name="ro2">
          <table:table-cell office:value-type="float" office:value="6.0293" calcext:value-type="float">
            <text:p>6.0293</text:p>
          </table:table-cell>
          <table:table-cell office:value-type="float" office:value="4.732" calcext:value-type="float">
            <text:p>4.732</text:p>
          </table:table-cell>
          <table:table-cell office:value-type="float" office:value="4.4621" calcext:value-type="float">
            <text:p>4.4621</text:p>
          </table:table-cell>
          <table:table-cell table:number-columns-repeated="1021"/>
        </table:table-row>
        <table:table-row table:style-name="ro2">
          <table:table-cell office:value-type="float" office:value="6.0299" calcext:value-type="float">
            <text:p>6.0299</text:p>
          </table:table-cell>
          <table:table-cell office:value-type="float" office:value="4.7324" calcext:value-type="float">
            <text:p>4.7324</text:p>
          </table:table-cell>
          <table:table-cell office:value-type="float" office:value="4.4629" calcext:value-type="float">
            <text:p>4.4629</text:p>
          </table:table-cell>
          <table:table-cell table:number-columns-repeated="1021"/>
        </table:table-row>
        <table:table-row table:style-name="ro2">
          <table:table-cell office:value-type="float" office:value="6.0349" calcext:value-type="float">
            <text:p>6.0349</text:p>
          </table:table-cell>
          <table:table-cell office:value-type="float" office:value="4.7352" calcext:value-type="float">
            <text:p>4.7352</text:p>
          </table:table-cell>
          <table:table-cell office:value-type="float" office:value="4.4641" calcext:value-type="float">
            <text:p>4.4641</text:p>
          </table:table-cell>
          <table:table-cell table:number-columns-repeated="1021"/>
        </table:table-row>
        <table:table-row table:style-name="ro2">
          <table:table-cell office:value-type="float" office:value="6.0388" calcext:value-type="float">
            <text:p>6.0388</text:p>
          </table:table-cell>
          <table:table-cell office:value-type="float" office:value="4.7359" calcext:value-type="float">
            <text:p>4.7359</text:p>
          </table:table-cell>
          <table:table-cell office:value-type="float" office:value="4.4644" calcext:value-type="float">
            <text:p>4.4644</text:p>
          </table:table-cell>
          <table:table-cell table:number-columns-repeated="1021"/>
        </table:table-row>
        <table:table-row table:style-name="ro2">
          <table:table-cell office:value-type="float" office:value="6.0406" calcext:value-type="float">
            <text:p>6.0406</text:p>
          </table:table-cell>
          <table:table-cell office:value-type="float" office:value="4.7367" calcext:value-type="float">
            <text:p>4.7367</text:p>
          </table:table-cell>
          <table:table-cell office:value-type="float" office:value="4.4664" calcext:value-type="float">
            <text:p>4.4664</text:p>
          </table:table-cell>
          <table:table-cell table:number-columns-repeated="1021"/>
        </table:table-row>
        <table:table-row table:style-name="ro2">
          <table:table-cell office:value-type="float" office:value="6.044" calcext:value-type="float">
            <text:p>6.044</text:p>
          </table:table-cell>
          <table:table-cell office:value-type="float" office:value="4.7396" calcext:value-type="float">
            <text:p>4.7396</text:p>
          </table:table-cell>
          <table:table-cell office:value-type="float" office:value="4.4679" calcext:value-type="float">
            <text:p>4.4679</text:p>
          </table:table-cell>
          <table:table-cell table:number-columns-repeated="1021"/>
        </table:table-row>
        <table:table-row table:style-name="ro2">
          <table:table-cell office:value-type="float" office:value="6.0458" calcext:value-type="float">
            <text:p>6.0458</text:p>
          </table:table-cell>
          <table:table-cell office:value-type="float" office:value="4.7403" calcext:value-type="float">
            <text:p>4.7403</text:p>
          </table:table-cell>
          <table:table-cell office:value-type="float" office:value="4.4693" calcext:value-type="float">
            <text:p>4.4693</text:p>
          </table:table-cell>
          <table:table-cell table:number-columns-repeated="1021"/>
        </table:table-row>
        <table:table-row table:style-name="ro2">
          <table:table-cell office:value-type="float" office:value="6.0516" calcext:value-type="float">
            <text:p>6.0516</text:p>
          </table:table-cell>
          <table:table-cell office:value-type="float" office:value="4.7432" calcext:value-type="float">
            <text:p>4.7432</text:p>
          </table:table-cell>
          <table:table-cell office:value-type="float" office:value="4.4726" calcext:value-type="float">
            <text:p>4.4726</text:p>
          </table:table-cell>
          <table:table-cell table:number-columns-repeated="1021"/>
        </table:table-row>
        <table:table-row table:style-name="ro2">
          <table:table-cell office:value-type="float" office:value="6.0554" calcext:value-type="float">
            <text:p>6.0554</text:p>
          </table:table-cell>
          <table:table-cell office:value-type="float" office:value="4.7473" calcext:value-type="float">
            <text:p>4.7473</text:p>
          </table:table-cell>
          <table:table-cell office:value-type="float" office:value="4.4736" calcext:value-type="float">
            <text:p>4.4736</text:p>
          </table:table-cell>
          <table:table-cell table:number-columns-repeated="1021"/>
        </table:table-row>
        <table:table-row table:style-name="ro2">
          <table:table-cell office:value-type="float" office:value="6.0574" calcext:value-type="float">
            <text:p>6.0574</text:p>
          </table:table-cell>
          <table:table-cell office:value-type="float" office:value="4.7487" calcext:value-type="float">
            <text:p>4.7487</text:p>
          </table:table-cell>
          <table:table-cell office:value-type="float" office:value="4.4756" calcext:value-type="float">
            <text:p>4.4756</text:p>
          </table:table-cell>
          <table:table-cell table:number-columns-repeated="1021"/>
        </table:table-row>
        <table:table-row table:style-name="ro2">
          <table:table-cell office:value-type="float" office:value="6.0583" calcext:value-type="float">
            <text:p>6.0583</text:p>
          </table:table-cell>
          <table:table-cell office:value-type="float" office:value="4.7517" calcext:value-type="float">
            <text:p>4.7517</text:p>
          </table:table-cell>
          <table:table-cell office:value-type="float" office:value="4.4772" calcext:value-type="float">
            <text:p>4.4772</text:p>
          </table:table-cell>
          <table:table-cell table:number-columns-repeated="1021"/>
        </table:table-row>
        <table:table-row table:style-name="ro2">
          <table:table-cell office:value-type="float" office:value="6.0625" calcext:value-type="float">
            <text:p>6.0625</text:p>
          </table:table-cell>
          <table:table-cell office:value-type="float" office:value="4.7551" calcext:value-type="float">
            <text:p>4.7551</text:p>
          </table:table-cell>
          <table:table-cell office:value-type="float" office:value="4.4792" calcext:value-type="float">
            <text:p>4.4792</text:p>
          </table:table-cell>
          <table:table-cell table:number-columns-repeated="1021"/>
        </table:table-row>
        <table:table-row table:style-name="ro2">
          <table:table-cell office:value-type="float" office:value="6.0702" calcext:value-type="float">
            <text:p>6.0702</text:p>
          </table:table-cell>
          <table:table-cell office:value-type="float" office:value="4.7619" calcext:value-type="float">
            <text:p>4.7619</text:p>
          </table:table-cell>
          <table:table-cell office:value-type="float" office:value="4.4798" calcext:value-type="float">
            <text:p>4.4798</text:p>
          </table:table-cell>
          <table:table-cell table:number-columns-repeated="1021"/>
        </table:table-row>
        <table:table-row table:style-name="ro2">
          <table:table-cell office:value-type="float" office:value="6.0724" calcext:value-type="float">
            <text:p>6.0724</text:p>
          </table:table-cell>
          <table:table-cell office:value-type="float" office:value="4.7711" calcext:value-type="float">
            <text:p>4.7711</text:p>
          </table:table-cell>
          <table:table-cell office:value-type="float" office:value="4.4803" calcext:value-type="float">
            <text:p>4.4803</text:p>
          </table:table-cell>
          <table:table-cell table:number-columns-repeated="1021"/>
        </table:table-row>
        <table:table-row table:style-name="ro2">
          <table:table-cell office:value-type="float" office:value="6.0733" calcext:value-type="float">
            <text:p>6.0733</text:p>
          </table:table-cell>
          <table:table-cell office:value-type="float" office:value="4.7712" calcext:value-type="float">
            <text:p>4.7712</text:p>
          </table:table-cell>
          <table:table-cell office:value-type="float" office:value="4.4807" calcext:value-type="float">
            <text:p>4.4807</text:p>
          </table:table-cell>
          <table:table-cell table:number-columns-repeated="1021"/>
        </table:table-row>
        <table:table-row table:style-name="ro2">
          <table:table-cell office:value-type="float" office:value="6.0755" calcext:value-type="float">
            <text:p>6.0755</text:p>
          </table:table-cell>
          <table:table-cell office:value-type="float" office:value="4.7721" calcext:value-type="float">
            <text:p>4.7721</text:p>
          </table:table-cell>
          <table:table-cell office:value-type="float" office:value="4.4816" calcext:value-type="float">
            <text:p>4.4816</text:p>
          </table:table-cell>
          <table:table-cell table:number-columns-repeated="1021"/>
        </table:table-row>
        <table:table-row table:style-name="ro2">
          <table:table-cell office:value-type="float" office:value="6.0759" calcext:value-type="float">
            <text:p>6.0759</text:p>
          </table:table-cell>
          <table:table-cell office:value-type="float" office:value="4.7722" calcext:value-type="float">
            <text:p>4.7722</text:p>
          </table:table-cell>
          <table:table-cell office:value-type="float" office:value="4.4819" calcext:value-type="float">
            <text:p>4.4819</text:p>
          </table:table-cell>
          <table:table-cell table:number-columns-repeated="1021"/>
        </table:table-row>
        <table:table-row table:style-name="ro2">
          <table:table-cell office:value-type="float" office:value="6.0819" calcext:value-type="float">
            <text:p>6.0819</text:p>
          </table:table-cell>
          <table:table-cell office:value-type="float" office:value="4.7754" calcext:value-type="float">
            <text:p>4.7754</text:p>
          </table:table-cell>
          <table:table-cell office:value-type="float" office:value="4.4822" calcext:value-type="float">
            <text:p>4.4822</text:p>
          </table:table-cell>
          <table:table-cell table:number-columns-repeated="1021"/>
        </table:table-row>
        <table:table-row table:style-name="ro2">
          <table:table-cell office:value-type="float" office:value="6.0834" calcext:value-type="float">
            <text:p>6.0834</text:p>
          </table:table-cell>
          <table:table-cell office:value-type="float" office:value="4.7758" calcext:value-type="float">
            <text:p>4.7758</text:p>
          </table:table-cell>
          <table:table-cell office:value-type="float" office:value="4.4845" calcext:value-type="float">
            <text:p>4.4845</text:p>
          </table:table-cell>
          <table:table-cell table:number-columns-repeated="1021"/>
        </table:table-row>
        <table:table-row table:style-name="ro2">
          <table:table-cell office:value-type="float" office:value="6.0885" calcext:value-type="float">
            <text:p>6.0885</text:p>
          </table:table-cell>
          <table:table-cell office:value-type="float" office:value="4.7803" calcext:value-type="float">
            <text:p>4.7803</text:p>
          </table:table-cell>
          <table:table-cell office:value-type="float" office:value="4.4848" calcext:value-type="float">
            <text:p>4.4848</text:p>
          </table:table-cell>
          <table:table-cell table:number-columns-repeated="1021"/>
        </table:table-row>
        <table:table-row table:style-name="ro2">
          <table:table-cell office:value-type="float" office:value="6.1048" calcext:value-type="float">
            <text:p>6.1048</text:p>
          </table:table-cell>
          <table:table-cell office:value-type="float" office:value="4.7834" calcext:value-type="float">
            <text:p>4.7834</text:p>
          </table:table-cell>
          <table:table-cell office:value-type="float" office:value="4.4869" calcext:value-type="float">
            <text:p>4.4869</text:p>
          </table:table-cell>
          <table:table-cell table:number-columns-repeated="1021"/>
        </table:table-row>
        <table:table-row table:style-name="ro2">
          <table:table-cell office:value-type="float" office:value="6.107" calcext:value-type="float">
            <text:p>6.107</text:p>
          </table:table-cell>
          <table:table-cell office:value-type="float" office:value="4.7837" calcext:value-type="float">
            <text:p>4.7837</text:p>
          </table:table-cell>
          <table:table-cell office:value-type="float" office:value="4.4886" calcext:value-type="float">
            <text:p>4.4886</text:p>
          </table:table-cell>
          <table:table-cell table:number-columns-repeated="1021"/>
        </table:table-row>
        <table:table-row table:style-name="ro2">
          <table:table-cell office:value-type="float" office:value="6.1111" calcext:value-type="float">
            <text:p>6.1111</text:p>
          </table:table-cell>
          <table:table-cell office:value-type="float" office:value="4.7843" calcext:value-type="float">
            <text:p>4.7843</text:p>
          </table:table-cell>
          <table:table-cell office:value-type="float" office:value="4.4923" calcext:value-type="float">
            <text:p>4.4923</text:p>
          </table:table-cell>
          <table:table-cell table:number-columns-repeated="1021"/>
        </table:table-row>
        <table:table-row table:style-name="ro2">
          <table:table-cell office:value-type="float" office:value="6.1127" calcext:value-type="float">
            <text:p>6.1127</text:p>
          </table:table-cell>
          <table:table-cell office:value-type="float" office:value="4.7872" calcext:value-type="float">
            <text:p>4.7872</text:p>
          </table:table-cell>
          <table:table-cell office:value-type="float" office:value="4.501" calcext:value-type="float">
            <text:p>4.501</text:p>
          </table:table-cell>
          <table:table-cell table:number-columns-repeated="1021"/>
        </table:table-row>
        <table:table-row table:style-name="ro2">
          <table:table-cell office:value-type="float" office:value="6.1145" calcext:value-type="float">
            <text:p>6.1145</text:p>
          </table:table-cell>
          <table:table-cell office:value-type="float" office:value="4.788" calcext:value-type="float">
            <text:p>4.788</text:p>
          </table:table-cell>
          <table:table-cell office:value-type="float" office:value="4.5035" calcext:value-type="float">
            <text:p>4.5035</text:p>
          </table:table-cell>
          <table:table-cell table:number-columns-repeated="1021"/>
        </table:table-row>
        <table:table-row table:style-name="ro2">
          <table:table-cell office:value-type="float" office:value="6.125" calcext:value-type="float">
            <text:p>6.125</text:p>
          </table:table-cell>
          <table:table-cell office:value-type="float" office:value="4.7928" calcext:value-type="float">
            <text:p>4.7928</text:p>
          </table:table-cell>
          <table:table-cell office:value-type="float" office:value="4.5069" calcext:value-type="float">
            <text:p>4.5069</text:p>
          </table:table-cell>
          <table:table-cell table:number-columns-repeated="1021"/>
        </table:table-row>
        <table:table-row table:style-name="ro2">
          <table:table-cell office:value-type="float" office:value="6.1301" calcext:value-type="float">
            <text:p>6.1301</text:p>
          </table:table-cell>
          <table:table-cell office:value-type="float" office:value="4.7965" calcext:value-type="float">
            <text:p>4.7965</text:p>
          </table:table-cell>
          <table:table-cell office:value-type="float" office:value="4.5133" calcext:value-type="float">
            <text:p>4.5133</text:p>
          </table:table-cell>
          <table:table-cell table:number-columns-repeated="1021"/>
        </table:table-row>
        <table:table-row table:style-name="ro2">
          <table:table-cell office:value-type="float" office:value="6.1501" calcext:value-type="float">
            <text:p>6.1501</text:p>
          </table:table-cell>
          <table:table-cell office:value-type="float" office:value="4.8018" calcext:value-type="float">
            <text:p>4.8018</text:p>
          </table:table-cell>
          <table:table-cell office:value-type="float" office:value="4.5168" calcext:value-type="float">
            <text:p>4.5168</text:p>
          </table:table-cell>
          <table:table-cell table:number-columns-repeated="1021"/>
        </table:table-row>
        <table:table-row table:style-name="ro2">
          <table:table-cell office:value-type="float" office:value="6.1541" calcext:value-type="float">
            <text:p>6.1541</text:p>
          </table:table-cell>
          <table:table-cell office:value-type="float" office:value="4.8037" calcext:value-type="float">
            <text:p>4.8037</text:p>
          </table:table-cell>
          <table:table-cell office:value-type="float" office:value="4.5207" calcext:value-type="float">
            <text:p>4.5207</text:p>
          </table:table-cell>
          <table:table-cell table:number-columns-repeated="1021"/>
        </table:table-row>
        <table:table-row table:style-name="ro2">
          <table:table-cell office:value-type="float" office:value="6.1708" calcext:value-type="float">
            <text:p>6.1708</text:p>
          </table:table-cell>
          <table:table-cell office:value-type="float" office:value="4.8083" calcext:value-type="float">
            <text:p>4.8083</text:p>
          </table:table-cell>
          <table:table-cell office:value-type="float" office:value="4.5357" calcext:value-type="float">
            <text:p>4.5357</text:p>
          </table:table-cell>
          <table:table-cell table:number-columns-repeated="1021"/>
        </table:table-row>
        <table:table-row table:style-name="ro2">
          <table:table-cell office:value-type="float" office:value="6.1716" calcext:value-type="float">
            <text:p>6.1716</text:p>
          </table:table-cell>
          <table:table-cell office:value-type="float" office:value="4.8125" calcext:value-type="float">
            <text:p>4.8125</text:p>
          </table:table-cell>
          <table:table-cell office:value-type="float" office:value="4.5453" calcext:value-type="float">
            <text:p>4.5453</text:p>
          </table:table-cell>
          <table:table-cell table:number-columns-repeated="1021"/>
        </table:table-row>
        <table:table-row table:style-name="ro2">
          <table:table-cell office:value-type="float" office:value="6.1802" calcext:value-type="float">
            <text:p>6.1802</text:p>
          </table:table-cell>
          <table:table-cell office:value-type="float" office:value="4.8199" calcext:value-type="float">
            <text:p>4.8199</text:p>
          </table:table-cell>
          <table:table-cell office:value-type="float" office:value="4.5485" calcext:value-type="float">
            <text:p>4.5485</text:p>
          </table:table-cell>
          <table:table-cell table:number-columns-repeated="1021"/>
        </table:table-row>
        <table:table-row table:style-name="ro2">
          <table:table-cell office:value-type="float" office:value="6.1888" calcext:value-type="float">
            <text:p>6.1888</text:p>
          </table:table-cell>
          <table:table-cell office:value-type="float" office:value="4.8281" calcext:value-type="float">
            <text:p>4.8281</text:p>
          </table:table-cell>
          <table:table-cell office:value-type="float" office:value="4.5548" calcext:value-type="float">
            <text:p>4.5548</text:p>
          </table:table-cell>
          <table:table-cell table:number-columns-repeated="1021"/>
        </table:table-row>
        <table:table-row table:style-name="ro2">
          <table:table-cell office:value-type="float" office:value="6.2056" calcext:value-type="float">
            <text:p>6.2056</text:p>
          </table:table-cell>
          <table:table-cell office:value-type="float" office:value="4.8282" calcext:value-type="float">
            <text:p>4.8282</text:p>
          </table:table-cell>
          <table:table-cell office:value-type="float" office:value="4.5555" calcext:value-type="float">
            <text:p>4.5555</text:p>
          </table:table-cell>
          <table:table-cell table:number-columns-repeated="1021"/>
        </table:table-row>
        <table:table-row table:style-name="ro2">
          <table:table-cell office:value-type="float" office:value="6.2182" calcext:value-type="float">
            <text:p>6.2182</text:p>
          </table:table-cell>
          <table:table-cell office:value-type="float" office:value="4.8353" calcext:value-type="float">
            <text:p>4.8353</text:p>
          </table:table-cell>
          <table:table-cell office:value-type="float" office:value="4.5709" calcext:value-type="float">
            <text:p>4.5709</text:p>
          </table:table-cell>
          <table:table-cell table:number-columns-repeated="1021"/>
        </table:table-row>
        <table:table-row table:style-name="ro2">
          <table:table-cell office:value-type="float" office:value="6.2356" calcext:value-type="float">
            <text:p>6.2356</text:p>
          </table:table-cell>
          <table:table-cell office:value-type="float" office:value="4.8519" calcext:value-type="float">
            <text:p>4.8519</text:p>
          </table:table-cell>
          <table:table-cell office:value-type="float" office:value="4.5725" calcext:value-type="float">
            <text:p>4.5725</text:p>
          </table:table-cell>
          <table:table-cell table:number-columns-repeated="1021"/>
        </table:table-row>
        <table:table-row table:style-name="ro2">
          <table:table-cell office:value-type="float" office:value="6.2371" calcext:value-type="float">
            <text:p>6.2371</text:p>
          </table:table-cell>
          <table:table-cell office:value-type="float" office:value="4.8645" calcext:value-type="float">
            <text:p>4.8645</text:p>
          </table:table-cell>
          <table:table-cell office:value-type="float" office:value="4.5771" calcext:value-type="float">
            <text:p>4.5771</text:p>
          </table:table-cell>
          <table:table-cell table:number-columns-repeated="1021"/>
        </table:table-row>
        <table:table-row table:style-name="ro2">
          <table:table-cell office:value-type="float" office:value="6.2477" calcext:value-type="float">
            <text:p>6.2477</text:p>
          </table:table-cell>
          <table:table-cell office:value-type="float" office:value="4.8838" calcext:value-type="float">
            <text:p>4.8838</text:p>
          </table:table-cell>
          <table:table-cell office:value-type="float" office:value="4.5779" calcext:value-type="float">
            <text:p>4.5779</text:p>
          </table:table-cell>
          <table:table-cell table:number-columns-repeated="1021"/>
        </table:table-row>
        <table:table-row table:style-name="ro2">
          <table:table-cell office:value-type="float" office:value="6.2577" calcext:value-type="float">
            <text:p>6.2577</text:p>
          </table:table-cell>
          <table:table-cell office:value-type="float" office:value="4.896" calcext:value-type="float">
            <text:p>4.896</text:p>
          </table:table-cell>
          <table:table-cell office:value-type="float" office:value="4.5796" calcext:value-type="float">
            <text:p>4.5796</text:p>
          </table:table-cell>
          <table:table-cell table:number-columns-repeated="1021"/>
        </table:table-row>
        <table:table-row table:style-name="ro2">
          <table:table-cell office:value-type="float" office:value="6.2632" calcext:value-type="float">
            <text:p>6.2632</text:p>
          </table:table-cell>
          <table:table-cell office:value-type="float" office:value="4.9119" calcext:value-type="float">
            <text:p>4.9119</text:p>
          </table:table-cell>
          <table:table-cell office:value-type="float" office:value="4.5805" calcext:value-type="float">
            <text:p>4.5805</text:p>
          </table:table-cell>
          <table:table-cell table:number-columns-repeated="1021"/>
        </table:table-row>
        <table:table-row table:style-name="ro2">
          <table:table-cell office:value-type="float" office:value="6.2834" calcext:value-type="float">
            <text:p>6.2834</text:p>
          </table:table-cell>
          <table:table-cell office:value-type="float" office:value="4.9119" calcext:value-type="float">
            <text:p>4.9119</text:p>
          </table:table-cell>
          <table:table-cell office:value-type="float" office:value="4.5893" calcext:value-type="float">
            <text:p>4.5893</text:p>
          </table:table-cell>
          <table:table-cell table:number-columns-repeated="1021"/>
        </table:table-row>
        <table:table-row table:style-name="ro2">
          <table:table-cell office:value-type="float" office:value="6.2914" calcext:value-type="float">
            <text:p>6.2914</text:p>
          </table:table-cell>
          <table:table-cell office:value-type="float" office:value="4.912" calcext:value-type="float">
            <text:p>4.912</text:p>
          </table:table-cell>
          <table:table-cell office:value-type="float" office:value="4.6121" calcext:value-type="float">
            <text:p>4.6121</text:p>
          </table:table-cell>
          <table:table-cell table:number-columns-repeated="1021"/>
        </table:table-row>
        <table:table-row table:style-name="ro2">
          <table:table-cell office:value-type="float" office:value="6.2961" calcext:value-type="float">
            <text:p>6.2961</text:p>
          </table:table-cell>
          <table:table-cell office:value-type="float" office:value="4.912" calcext:value-type="float">
            <text:p>4.912</text:p>
          </table:table-cell>
          <table:table-cell office:value-type="float" office:value="4.6302" calcext:value-type="float">
            <text:p>4.6302</text:p>
          </table:table-cell>
          <table:table-cell table:number-columns-repeated="1021"/>
        </table:table-row>
        <table:table-row table:style-name="ro2">
          <table:table-cell office:value-type="float" office:value="6.3758" calcext:value-type="float">
            <text:p>6.3758</text:p>
          </table:table-cell>
          <table:table-cell office:value-type="float" office:value="4.9235" calcext:value-type="float">
            <text:p>4.9235</text:p>
          </table:table-cell>
          <table:table-cell office:value-type="float" office:value="4.6318" calcext:value-type="float">
            <text:p>4.6318</text:p>
          </table:table-cell>
          <table:table-cell table:number-columns-repeated="1021"/>
        </table:table-row>
        <table:table-row table:style-name="ro2">
          <table:table-cell office:value-type="float" office:value="6.4418" calcext:value-type="float">
            <text:p>6.4418</text:p>
          </table:table-cell>
          <table:table-cell office:value-type="float" office:value="4.9317" calcext:value-type="float">
            <text:p>4.9317</text:p>
          </table:table-cell>
          <table:table-cell office:value-type="float" office:value="4.6386" calcext:value-type="float">
            <text:p>4.6386</text:p>
          </table:table-cell>
          <table:table-cell table:number-columns-repeated="1021"/>
        </table:table-row>
        <table:table-row table:style-name="ro2">
          <table:table-cell office:value-type="float" office:value="6.4583" calcext:value-type="float">
            <text:p>6.4583</text:p>
          </table:table-cell>
          <table:table-cell office:value-type="float" office:value="4.932" calcext:value-type="float">
            <text:p>4.932</text:p>
          </table:table-cell>
          <table:table-cell office:value-type="float" office:value="4.6675" calcext:value-type="float">
            <text:p>4.6675</text:p>
          </table:table-cell>
          <table:table-cell table:number-columns-repeated="1021"/>
        </table:table-row>
        <table:table-row table:style-name="ro2">
          <table:table-cell office:value-type="float" office:value="6.6289" calcext:value-type="float">
            <text:p>6.6289</text:p>
          </table:table-cell>
          <table:table-cell office:value-type="float" office:value="4.9525" calcext:value-type="float">
            <text:p>4.9525</text:p>
          </table:table-cell>
          <table:table-cell office:value-type="float" office:value="4.668" calcext:value-type="float">
            <text:p>4.668</text:p>
          </table:table-cell>
          <table:table-cell table:number-columns-repeated="1021"/>
        </table:table-row>
        <table:table-row table:style-name="ro2">
          <table:table-cell office:value-type="float" office:value="6.7077" calcext:value-type="float">
            <text:p>6.7077</text:p>
          </table:table-cell>
          <table:table-cell office:value-type="float" office:value="4.9802" calcext:value-type="float">
            <text:p>4.9802</text:p>
          </table:table-cell>
          <table:table-cell office:value-type="float" office:value="4.6858" calcext:value-type="float">
            <text:p>4.6858</text:p>
          </table:table-cell>
          <table:table-cell table:number-columns-repeated="1021"/>
        </table:table-row>
        <table:table-row table:style-name="ro2">
          <table:table-cell office:value-type="float" office:value="7.3661" calcext:value-type="float">
            <text:p>7.3661</text:p>
          </table:table-cell>
          <table:table-cell office:value-type="float" office:value="5.0033" calcext:value-type="float">
            <text:p>5.0033</text:p>
          </table:table-cell>
          <table:table-cell office:value-type="float" office:value="5.2124" calcext:value-type="float">
            <text:p>5.2124</text:p>
          </table:table-cell>
          <table:table-cell table:number-columns-repeated="1021"/>
        </table:table-row>
        <calcext:conditional-formats>
          <calcext:conditional-format calcext:target-range-address="Spectre.F2:Spectre.F4">
            <calcext:condition calcext:apply-style-name="Untitled1" calcext:value="=MIN([.F2:.F4])" calcext:base-cell-address="Spectre.F2"/>
          </calcext:conditional-format>
          <calcext:conditional-format calcext:target-range-address="Spectre.F8:Spectre.F10">
            <calcext:condition calcext:apply-style-name="Untitled1" calcext:value="=MIN([.F8:.F10])" calcext:base-cell-address="Spectre.F8"/>
          </calcext:conditional-format>
          <calcext:conditional-format calcext:target-range-address="Spectre.F14:Spectre.F16">
            <calcext:condition calcext:apply-style-name="Untitled1" calcext:value="=MIN([.F14:.F16])" calcext:base-cell-address="Spectre.F14"/>
          </calcext:conditional-format>
        </calcext:conditional-formats>
      </table:table>
      <table:named-expressions/>
      <table:database-ranges>
        <table:database-range table:name="__Anonymous_Sheet_DB__0" table:target-range-address="Elf.A2:Elf.A13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SLR.A2:ASLR.B10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kernelpop.B2:kernelpop.C10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pectre.C2:Spectre.C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ff66"/>
    </style:style>
    <style:style style:name="Untitled2" style:family="table-cell" style:parent-style-name="Default">
      <style:table-cell-properties fo:background-color="#00ff6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 style:data-style-name="N2" text:time-value="18:02:09.898145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5T19:51:25.006187965</dc:date>
    <meta:editing-duration>PT37M28S</meta:editing-duration>
    <meta:editing-cycles>3</meta:editing-cycles>
    <meta:generator>LibreOffice/5.1.6.2$Linux_X86_64 LibreOffice_project/10m0$Build-2</meta:generator>
    <meta:document-statistic meta:table-count="4" meta:cell-count="1160" meta:object-count="0"/>
  </office:meta>
</office:document-meta>
</file>